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ce style:name="Liberation Sans" svg:font-family="'Liberation Sans'"/>
    <style:font-face style:name="OpenSymbol" svg:font-family="OpenSymbol"/>
    <style:font-face style:name="XITS" svg:font-family="XITS"/>
    <style:font-face style:name="XITS Math" svg:font-family="'XITS Math'"/>
    <style:font-face style:name="DejaVu Sans" svg:font-family="'DejaVu Sans'" style:font-family-generic="system" style:font-pitch="variable"/>
  </office:font-face-decls>
  <office:automatic-styles>
    <style:style style:name="P1" style:family="paragraph" style:parent-style-name="Standard">
      <style:text-properties style:font-name="XITS" fo:font-size="9pt"/>
    </style:style>
    <style:style style:name="P2" style:family="paragraph" style:parent-style-name="Standard">
      <style:text-properties fo:color="#000000" style:font-name="XITS" fo:font-size="9pt"/>
    </style:style>
    <style:style style:name="P3" style:family="paragraph" style:parent-style-name="Standard">
      <style:text-properties fo:color="#000000" style:font-name="XITS" fo:font-size="9pt" officeooo:paragraph-rsid="001b81c8"/>
    </style:style>
    <style:style style:name="P4" style:family="paragraph" style:parent-style-name="Standard">
      <style:text-properties fo:color="#000000" officeooo:paragraph-rsid="0021654d"/>
    </style:style>
    <style:style style:name="P5" style:family="paragraph" style:parent-style-name="Standard">
      <style:text-properties officeooo:paragraph-rsid="002281af"/>
    </style:style>
    <style:style style:name="P6" style:family="paragraph" style:parent-style-name="Standard">
      <style:text-properties officeooo:paragraph-rsid="002332f7"/>
    </style:style>
    <style:style style:name="P7" style:family="paragraph" style:parent-style-name="Standard">
      <style:text-properties officeooo:paragraph-rsid="0023a055"/>
    </style:style>
    <style:style style:name="P8" style:family="paragraph" style:parent-style-name="Standard">
      <style:text-properties officeooo:paragraph-rsid="0024ef4e"/>
    </style:style>
    <style:style style:name="P9" style:family="paragraph" style:parent-style-name="Standard">
      <style:text-properties officeooo:paragraph-rsid="0027bc45"/>
    </style:style>
    <style:style style:name="P10" style:family="paragraph" style:parent-style-name="Standard">
      <style:text-properties officeooo:paragraph-rsid="002c6648"/>
    </style:style>
    <style:style style:name="P11" style:family="paragraph" style:parent-style-name="Standard">
      <style:text-properties officeooo:paragraph-rsid="002ddc4b"/>
    </style:style>
    <style:style style:name="P12" style:family="paragraph" style:parent-style-name="Standard">
      <style:text-properties officeooo:paragraph-rsid="0032ed3f"/>
    </style:style>
    <style:style style:name="P13" style:family="paragraph" style:parent-style-name="Standard">
      <style:text-properties officeooo:paragraph-rsid="003345c3"/>
    </style:style>
    <style:style style:name="P14" style:family="paragraph" style:parent-style-name="Standard">
      <style:text-properties officeooo:paragraph-rsid="0034be0e"/>
    </style:style>
    <style:style style:name="P15" style:family="paragraph" style:parent-style-name="Standard">
      <style:text-properties officeooo:paragraph-rsid="00362544"/>
    </style:style>
    <style:style style:name="P16" style:family="paragraph" style:parent-style-name="Standard">
      <style:text-properties officeooo:paragraph-rsid="003bd035"/>
    </style:style>
    <style:style style:name="P17" style:family="paragraph" style:parent-style-name="Standard">
      <style:text-properties officeooo:paragraph-rsid="003cb9b0"/>
    </style:style>
    <style:style style:name="P18" style:family="paragraph" style:parent-style-name="Standard">
      <style:text-properties officeooo:paragraph-rsid="003d7f55"/>
    </style:style>
    <style:style style:name="P19" style:family="paragraph" style:parent-style-name="Standard">
      <style:text-properties officeooo:paragraph-rsid="003f7725"/>
    </style:style>
    <style:style style:name="P20" style:family="paragraph" style:parent-style-name="Standard">
      <style:text-properties officeooo:paragraph-rsid="003ff306"/>
    </style:style>
    <style:style style:name="P21" style:family="paragraph" style:parent-style-name="Standard">
      <style:text-properties officeooo:paragraph-rsid="00408dd8"/>
    </style:style>
    <style:style style:name="P22" style:family="paragraph" style:parent-style-name="Standard">
      <style:text-properties officeooo:paragraph-rsid="004879fe"/>
    </style:style>
    <style:style style:name="P23" style:family="paragraph" style:parent-style-name="Standard">
      <style:text-properties officeooo:paragraph-rsid="00515b17"/>
    </style:style>
    <style:style style:name="P24" style:family="paragraph" style:parent-style-name="Standard">
      <style:paragraph-properties fo:text-align="center" style:justify-single-word="false"/>
      <style:text-properties officeooo:paragraph-rsid="00515b17"/>
    </style:style>
    <style:style style:name="P25" style:family="paragraph" style:parent-style-name="Heading">
      <style:paragraph-properties fo:break-before="column"/>
    </style:style>
    <style:style style:name="P26" style:family="paragraph" style:parent-style-name="SubSection" style:list-style-name="L"/>
    <style:style style:name="P27" style:family="paragraph" style:parent-style-name="SubSection" style:list-style-name="L">
      <style:paragraph-properties fo:margin-top="0in" fo:margin-bottom="0in" style:contextual-spacing="false"/>
    </style:style>
    <style:style style:name="P28" style:family="paragraph" style:parent-style-name="Section" style:list-style-name="L"/>
    <style:style style:name="P29" style:family="paragraph" style:parent-style-name="Bibliography_20_1" style:list-style-name="L1">
      <style:paragraph-properties fo:margin-left="0.1827in" fo:margin-right="0in" fo:text-indent="0in" style:auto-text-indent="false"/>
    </style:style>
    <style:style style:name="P30" style:family="paragraph" style:parent-style-name="Bibliography_20_1" style:list-style-name="L1">
      <style:paragraph-properties fo:margin-left="0.1827in" fo:margin-right="0in" fo:text-indent="0in" style:auto-text-indent="false"/>
      <style:text-properties officeooo:paragraph-rsid="00500339"/>
    </style:style>
    <style:style style:name="P31" style:family="paragraph" style:parent-style-name="Bibliography_20_1" style:list-style-name="L1">
      <style:paragraph-properties fo:margin-left="0.1827in" fo:margin-right="0in" fo:text-indent="0in" style:auto-text-indent="false"/>
      <style:text-properties officeooo:paragraph-rsid="0052ec06"/>
    </style:style>
    <style:style style:name="P32" style:family="paragraph" style:parent-style-name="Bibliography_20_1" style:list-style-name="L1">
      <style:paragraph-properties fo:margin-left="0.1827in" fo:margin-right="0in" fo:text-indent="0in" style:auto-text-indent="false"/>
      <style:text-properties officeooo:paragraph-rsid="0055d684"/>
    </style:style>
    <style:style style:name="P33" style:family="paragraph" style:parent-style-name="Bibliography_20_1" style:list-style-name="L1">
      <style:paragraph-properties fo:margin-left="0.1827in" fo:margin-right="0in" fo:text-indent="0in" style:auto-text-indent="false"/>
      <style:text-properties officeooo:paragraph-rsid="0058c8d0"/>
    </style:style>
    <style:style style:name="P34" style:family="paragraph" style:parent-style-name="Bibliography_20_1" style:list-style-name="L1">
      <style:paragraph-properties fo:margin-left="0.1827in" fo:margin-right="0in" fo:text-indent="0in" style:auto-text-indent="false"/>
      <style:text-properties officeooo:paragraph-rsid="005e85ca"/>
    </style:style>
    <style:style style:name="P35" style:family="paragraph" style:parent-style-name="Bibliography_20_1" style:list-style-name="">
      <style:paragraph-properties fo:margin-left="0.1827in" fo:margin-right="0in" fo:text-indent="0in" style:auto-text-indent="false"/>
    </style:style>
    <style:style style:name="T1" style:family="text">
      <style:text-properties style:font-name="XITS" fo:font-size="9pt"/>
    </style:style>
    <style:style style:name="T2" style:family="text">
      <style:text-properties officeooo:rsid="001a6ceb"/>
    </style:style>
    <style:style style:name="T3" style:family="text">
      <style:text-properties fo:color="#000000" style:font-name="XITS" fo:font-weight="bold"/>
    </style:style>
    <style:style style:name="T4" style:family="text">
      <style:text-properties officeooo:rsid="001b81c8"/>
    </style:style>
    <style:style style:name="T5" style:family="text">
      <style:text-properties fo:font-style="italic" style:font-style-asian="italic" style:font-style-complex="italic"/>
    </style:style>
    <style:style style:name="T6" style:family="text">
      <style:text-properties fo:font-style="italic" officeooo:rsid="001b81c8" style:font-style-asian="italic" style:font-style-complex="italic"/>
    </style:style>
    <style:style style:name="T7" style:family="text">
      <style:text-properties fo:font-style="italic" officeooo:rsid="002281af" style:font-style-asian="italic" style:font-style-complex="italic"/>
    </style:style>
    <style:style style:name="T8" style:family="text">
      <style:text-properties fo:font-style="italic" officeooo:rsid="002332f7" style:font-style-asian="italic" style:font-style-complex="italic"/>
    </style:style>
    <style:style style:name="T9" style:family="text">
      <style:text-properties fo:font-style="italic" officeooo:rsid="0023a055" style:font-style-asian="italic" style:font-style-complex="italic"/>
    </style:style>
    <style:style style:name="T10" style:family="text">
      <style:text-properties fo:font-style="italic" officeooo:rsid="003d7f55" style:font-style-asian="italic" style:font-style-complex="italic"/>
    </style:style>
    <style:style style:name="T11" style:family="text">
      <style:text-properties fo:font-style="italic" fo:font-weight="normal" officeooo:rsid="0021654d" style:font-style-asian="italic" style:font-weight-asian="normal" style:font-style-complex="italic" style:font-weight-complex="normal"/>
    </style:style>
    <style:style style:name="T12" style:family="text">
      <style:text-properties fo:font-style="italic" fo:font-weight="normal" officeooo:rsid="0027bc45" style:font-style-asian="italic" style:font-weight-asian="normal" style:font-style-complex="italic" style:font-weight-complex="normal"/>
    </style:style>
    <style:style style:name="T13" style:family="text">
      <style:text-properties fo:font-style="italic" fo:font-weight="normal" officeooo:rsid="002ddc4b" style:font-style-asian="italic" style:font-weight-asian="normal" style:font-style-complex="italic" style:font-weight-complex="normal"/>
    </style:style>
    <style:style style:name="T14" style:family="text">
      <style:text-properties fo:font-style="italic" fo:font-weight="normal" officeooo:rsid="00362544" style:font-style-asian="italic" style:font-weight-asian="normal" style:font-style-complex="italic" style:font-weight-complex="normal"/>
    </style:style>
    <style:style style:name="T15" style:family="text">
      <style:text-properties fo:font-style="italic" fo:font-weight="bold" officeooo:rsid="002ddc4b" style:font-style-asian="italic" style:font-weight-asian="bold" style:font-style-complex="italic" style:font-weight-complex="bold"/>
    </style:style>
    <style:style style:name="T16" style:family="text">
      <style:text-properties fo:font-weight="bold" officeooo:rsid="001b81c8" style:font-weight-asian="bold" style:font-weight-complex="bold"/>
    </style:style>
    <style:style style:name="T17" style:family="text">
      <style:text-properties fo:font-weight="bold" officeooo:rsid="0021654d" style:font-weight-asian="bold" style:font-weight-complex="bold"/>
    </style:style>
    <style:style style:name="T18" style:family="text">
      <style:text-properties fo:font-weight="bold" officeooo:rsid="0027bc45" style:font-weight-asian="bold" style:font-weight-complex="bold"/>
    </style:style>
    <style:style style:name="T19" style:family="text">
      <style:text-properties officeooo:rsid="0021654d"/>
    </style:style>
    <style:style style:name="T20" style:family="text">
      <style:text-properties fo:font-weight="normal" officeooo:rsid="0021654d" style:font-weight-asian="normal" style:font-weight-complex="normal"/>
    </style:style>
    <style:style style:name="T21" style:family="text">
      <style:text-properties fo:font-weight="normal" officeooo:rsid="0027bc45" style:font-weight-asian="normal" style:font-weight-complex="normal"/>
    </style:style>
    <style:style style:name="T22" style:family="text">
      <style:text-properties fo:font-style="normal" officeooo:rsid="002281af" style:font-style-asian="normal" style:font-style-complex="normal"/>
    </style:style>
    <style:style style:name="T23" style:family="text">
      <style:text-properties fo:font-style="normal" officeooo:rsid="002332f7" style:font-style-asian="normal" style:font-style-complex="normal"/>
    </style:style>
    <style:style style:name="T24" style:family="text">
      <style:text-properties fo:font-style="normal" officeooo:rsid="0023a055" style:font-style-asian="normal" style:font-style-complex="normal"/>
    </style:style>
    <style:style style:name="T25" style:family="text">
      <style:text-properties fo:font-style="normal" officeooo:rsid="003d7f55" style:font-style-asian="normal" style:font-style-complex="normal"/>
    </style:style>
    <style:style style:name="T26" style:family="text">
      <style:text-properties fo:font-style="normal" fo:font-weight="normal" officeooo:rsid="0021654d" style:font-style-asian="normal" style:font-weight-asian="normal" style:font-style-complex="normal" style:font-weight-complex="normal"/>
    </style:style>
    <style:style style:name="T27" style:family="text">
      <style:text-properties fo:font-style="normal" fo:font-weight="normal" officeooo:rsid="0027bc45" style:font-style-asian="normal" style:font-weight-asian="normal" style:font-style-complex="normal" style:font-weight-complex="normal"/>
    </style:style>
    <style:style style:name="T28" style:family="text">
      <style:text-properties fo:font-style="normal" fo:font-weight="normal" officeooo:rsid="002c6648" style:font-style-asian="normal" style:font-weight-asian="normal" style:font-style-complex="normal" style:font-weight-complex="normal"/>
    </style:style>
    <style:style style:name="T29" style:family="text">
      <style:text-properties fo:font-style="normal" fo:font-weight="normal" officeooo:rsid="002ddc4b" style:font-style-asian="normal" style:font-weight-asian="normal" style:font-style-complex="normal" style:font-weight-complex="normal"/>
    </style:style>
    <style:style style:name="T30" style:family="text">
      <style:text-properties fo:font-style="normal" fo:font-weight="normal" officeooo:rsid="0032ed3f" style:font-style-asian="normal" style:font-weight-asian="normal" style:font-style-complex="normal" style:font-weight-complex="normal"/>
    </style:style>
    <style:style style:name="T31" style:family="text">
      <style:text-properties fo:font-style="normal" fo:font-weight="normal" officeooo:rsid="003345c3" style:font-style-asian="normal" style:font-weight-asian="normal" style:font-style-complex="normal" style:font-weight-complex="normal"/>
    </style:style>
    <style:style style:name="T32" style:family="text">
      <style:text-properties fo:font-style="normal" fo:font-weight="normal" officeooo:rsid="0034be0e" style:font-style-asian="normal" style:font-weight-asian="normal" style:font-style-complex="normal" style:font-weight-complex="normal"/>
    </style:style>
    <style:style style:name="T33" style:family="text">
      <style:text-properties fo:font-style="normal" fo:font-weight="normal" officeooo:rsid="00362544" style:font-style-asian="normal" style:font-weight-asian="normal" style:font-style-complex="normal" style:font-weight-complex="normal"/>
    </style:style>
    <style:style style:name="T34" style:family="text">
      <style:text-properties fo:font-style="normal" fo:font-weight="normal" officeooo:rsid="0036e65f" style:font-style-asian="normal" style:font-weight-asian="normal" style:font-style-complex="normal" style:font-weight-complex="normal"/>
    </style:style>
    <style:style style:name="T35" style:family="text">
      <style:text-properties fo:font-style="normal" fo:font-weight="normal" officeooo:rsid="003bd035" style:font-style-asian="normal" style:font-weight-asian="normal" style:font-style-complex="normal" style:font-weight-complex="normal"/>
    </style:style>
    <style:style style:name="T36" style:family="text">
      <style:text-properties fo:font-style="normal" fo:font-weight="normal" officeooo:rsid="0049c002" style:font-style-asian="normal" style:font-weight-asian="normal" style:font-style-complex="normal" style:font-weight-complex="normal"/>
    </style:style>
    <style:style style:name="T37" style:family="text">
      <style:text-properties fo:font-style="normal" fo:font-weight="normal" officeooo:rsid="0052ec06" style:font-style-asian="normal" style:font-weight-asian="normal" style:font-style-complex="normal" style:font-weight-complex="normal"/>
    </style:style>
    <style:style style:name="T38" style:family="text">
      <style:text-properties fo:font-style="normal" fo:font-weight="normal" officeooo:rsid="005ba39b" style:font-style-asian="normal" style:font-weight-asian="normal" style:font-style-complex="normal" style:font-weight-complex="normal"/>
    </style:style>
    <style:style style:name="T39" style:family="text">
      <style:text-properties fo:font-style="normal" fo:font-weight="normal" officeooo:rsid="005ed044" style:font-style-asian="normal" style:font-weight-asian="normal" style:font-style-complex="normal" style:font-weight-complex="normal"/>
    </style:style>
    <style:style style:name="T40" style:family="text">
      <style:text-properties fo:font-style="normal" fo:font-weight="bold" officeooo:rsid="002c6648" style:font-style-asian="normal" style:font-weight-asian="bold" style:font-style-complex="normal" style:font-weight-complex="bold"/>
    </style:style>
    <style:style style:name="T41" style:family="text">
      <style:text-properties fo:font-style="normal" fo:font-weight="bold" officeooo:rsid="002ddc4b" style:font-style-asian="normal" style:font-weight-asian="bold" style:font-style-complex="normal" style:font-weight-complex="bold"/>
    </style:style>
    <style:style style:name="T42" style:family="text">
      <style:text-properties officeooo:rsid="002281af"/>
    </style:style>
    <style:style style:name="T43" style:family="text">
      <style:text-properties officeooo:rsid="0023a055"/>
    </style:style>
    <style:style style:name="T44" style:family="text">
      <style:text-properties fo:letter-spacing="0.0138in" fo:font-style="italic" officeooo:rsid="0023a055" style:letter-kerning="true" style:font-style-asian="italic" style:font-style-complex="italic"/>
    </style:style>
    <style:style style:name="T45" style:family="text">
      <style:text-properties fo:letter-spacing="0.0138in" fo:font-style="normal" officeooo:rsid="0023a055" style:letter-kerning="true" style:font-style-asian="normal" style:font-style-complex="normal"/>
    </style:style>
    <style:style style:name="T46" style:family="text">
      <style:text-properties officeooo:rsid="00243ce5"/>
    </style:style>
    <style:style style:name="T47" style:family="text">
      <style:text-properties officeooo:rsid="0024ef4e"/>
    </style:style>
    <style:style style:name="T48" style:family="text">
      <style:text-properties officeooo:rsid="0027bc45"/>
    </style:style>
    <style:style style:name="T49" style:family="text">
      <style:text-properties officeooo:rsid="003cb9b0"/>
    </style:style>
    <style:style style:name="T50" style:family="text">
      <style:text-properties officeooo:rsid="003f7725"/>
    </style:style>
    <style:style style:name="T51" style:family="text">
      <style:text-properties officeooo:rsid="003ff306"/>
    </style:style>
    <style:style style:name="T52" style:family="text">
      <style:text-properties officeooo:rsid="004047d2"/>
    </style:style>
    <style:style style:name="T53" style:family="text">
      <style:text-properties officeooo:rsid="00408dd8"/>
    </style:style>
    <style:style style:name="T54" style:family="text">
      <style:text-properties fo:font-size="9pt" fo:font-style="normal" fo:font-weight="bold" style:font-size-asian="9pt" style:font-style-asian="normal" style:font-weight-asian="bold" style:font-size-complex="9pt" style:font-style-complex="normal" style:font-weight-complex="bold"/>
    </style:style>
    <style:style style:name="T55" style:family="text">
      <style:text-properties officeooo:rsid="00461a81"/>
    </style:style>
    <style:style style:name="T56" style:family="text">
      <style:text-properties officeooo:rsid="00472453"/>
    </style:style>
    <style:style style:name="T57" style:family="text">
      <style:text-properties officeooo:rsid="004879fe"/>
    </style:style>
    <style:style style:name="T58" style:family="text">
      <style:text-properties officeooo:rsid="00499a01"/>
    </style:style>
    <style:style style:name="T59" style:family="text">
      <style:text-properties officeooo:rsid="004b7fbc"/>
    </style:style>
    <style:style style:name="T60" style:family="text">
      <style:text-properties officeooo:rsid="004d3ff5"/>
    </style:style>
    <style:style style:name="T61" style:family="text">
      <style:text-properties officeooo:rsid="004d4ffe"/>
    </style:style>
    <style:style style:name="T62" style:family="text">
      <style:text-properties officeooo:rsid="004e9a45"/>
    </style:style>
    <style:style style:name="T63" style:family="text">
      <style:text-properties officeooo:rsid="00500339"/>
    </style:style>
    <style:style style:name="T64" style:family="text">
      <style:text-properties officeooo:rsid="0052ec06"/>
    </style:style>
    <style:style style:name="T65" style:family="text">
      <style:text-properties officeooo:rsid="0053f123"/>
    </style:style>
    <style:style style:name="T66" style:family="text">
      <style:text-properties officeooo:rsid="0055d684"/>
    </style:style>
    <style:style style:name="T67" style:family="text">
      <style:text-properties officeooo:rsid="00579e0e"/>
    </style:style>
    <style:style style:name="T68" style:family="text">
      <style:text-properties officeooo:rsid="0058c8d0"/>
    </style:style>
    <style:style style:name="T69" style:family="text">
      <style:text-properties officeooo:rsid="00590859"/>
    </style:style>
    <style:style style:name="T70" style:family="text">
      <style:text-properties officeooo:rsid="005a0d0b"/>
    </style:style>
    <style:style style:name="T71" style:family="text">
      <style:text-properties officeooo:rsid="005ba39b"/>
    </style:style>
    <style:style style:name="T72" style:family="text">
      <style:text-properties officeooo:rsid="005e85ca"/>
    </style:style>
    <style:style style:name="T73" style:family="text">
      <style:text-properties officeooo:rsid="005eb815"/>
    </style:style>
    <style:style style:name="T74" style:family="text">
      <style:text-properties officeooo:rsid="005ed044"/>
    </style:style>
    <style:style style:name="T75" style:family="text">
      <style:text-properties officeooo:rsid="005fd5b6"/>
    </style:style>
    <style:style style:name="T76" style:family="text">
      <style:text-properties officeooo:rsid="0060cda7"/>
    </style:style>
    <style:style style:name="T77" style:family="text">
      <style:text-properties fo:language="en" fo:country="US" fo:font-style="normal" fo:font-weight="normal" officeooo:rsid="0032ed3f" style:font-style-asian="normal" style:font-weight-asian="normal" style:font-style-complex="normal" style:font-weight-complex="normal"/>
    </style:style>
    <style:style style:name="T78" style:family="text">
      <style:text-properties fo:language="en" fo:country="US" officeooo:rsid="004e9a45"/>
    </style:style>
    <style:style style:name="fr1" style:family="graphic" style:parent-style-name="Frame">
      <style:graphic-properties style:vertical-pos="top" style:vertical-rel="page-content" style:horizontal-pos="center" style:horizontal-rel="page" fo:padding="0in" fo:border="none" style:shadow="none"/>
    </style:style>
    <style:style style:name="fr2" style:family="graphic" style:parent-style-name="Frame">
      <style:graphic-properties style:vertical-pos="from-top" style:vertical-rel="page" style:horizontal-pos="from-left" style:horizontal-rel="page" fo:padding="0in" fo:border="none" style:shadow="none">
        <style:columns fo:column-count="1" fo:column-gap="0in"/>
      </style:graphic-properties>
    </style:style>
    <style:style style:name="fr3" style:family="graphic" style:parent-style-name="Formula">
      <style:graphic-properties style:run-through="foreground" style:wrap="none" style:vertical-pos="top" style:vertical-rel="paragraph" style:horizontal-pos="center" style:horizontal-rel="paragraph-content" draw:ole-draw-aspect="1"/>
    </style:style>
    <style:style style:name="fr4" style:family="graphic" style:parent-style-name="Formula">
      <style:graphic-properties style:run-through="foreground" style:wrap="none" style:vertical-pos="from-top" style:vertical-rel="paragraph" style:horizontal-pos="center" style:horizontal-rel="paragraph" draw:ole-draw-aspect="1"/>
    </style:style>
    <style:style style:name="fr5" style:family="graphic" style:parent-style-name="Formula">
      <style:graphic-properties style:run-through="foreground" style:wrap="none" style:vertical-pos="middle" style:vertical-rel="paragraph" style:horizontal-pos="center"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fo:padding="0in" fo:border="none" style:shadow="none" draw:ole-draw-aspect="1"/>
    </style:style>
    <text:list-style style:name="L1">
      <text:list-level-style-number text:level="1" style:num-suffix=".   "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draw:auto-grow-height="false" fo:margin-left="0in" fo:margin-right="0in" fo:margin-top="0in" fo:margin-bottom="0in" style:run-through="background" style:wrap="non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7in" draw:z-index="1">
        <draw:text-box fo:min-height="1.5992in">
          <text:p text:style-name="Title"><text:span text:style-name="T2">A Hoare Logic for Deterministic DSA Parallel Languages</text:span></text:p>
          <text:p text:style-name="Author"><text:span text:style-name="T2">Aaron W. Hsu</text:span></text:p>
          <text:p text:style-name="Affiliation"><text:span text:style-name="T2">Indiana University</text:span></text:p>
          <text:p text:style-name="Affiliation"><text:span text:style-name="T2">150 South Woodlawn Avenue</text:span></text:p>
          <text:p text:style-name="Affiliation"><text:span text:style-name="T2">Bloomington, Indiana 47405-7104</text:span></text:p>
          <text:p text:style-name="Affiliation"><text:span text:style-name="T2">+1 (812) 855-9109</text:span></text:p>
          <text:p text:style-name="Author"><text:span text:style-name="T2">awhsu@indiana.edu</text:span></text:p>
        </draw:text-box>
      </draw:frame>
      <draw:frame draw:style-name="fr2" draw:name="Frame2" text:anchor-type="page" text:anchor-page-number="2" svg:x="4.4138in" svg:y="0.5764in" svg:width="3.3299in" draw:z-index="12">
        <draw:text-box fo:min-height="0.9154in">
          <text:p text:style-name="P23"><draw:frame draw:style-name="fr7" draw:name="Object11" text:anchor-type="as-char" svg:y="-0.7799in" svg:width="2.9681in" svg:height="1.0173in" draw:z-index="13"><draw:object xlink:href="./Object 11" xlink:type="simple" xlink:show="embed" xlink:actuate="onLoad"/><draw:image xlink:href="./ObjectReplacements/Object 11" xlink:type="simple" xlink:show="embed" xlink:actuate="onLoad"/></draw:frame></text:p>
          <text:p text:style-name="P24"><text:span text:style-name="Figures"><text:span text:style-name="T54">Figure </text:span></text:span><text:span text:style-name="Figures"><text:span text:style-name="T54"><text:sequence text:ref-name="refFigure0" text:name="Figure" text:formula="ooow:Figure+1" style:num-format="1">1</text:sequence></text:span></text:span><text:span text:style-name="Figures"><text:span text:style-name="T54">: </text:span></text:span><text:span text:style-name="T54">Co-Dfns Syntax Summary</text:span></text:p>
        </draw:text-box>
      </draw:frame>
      <draw:frame text:anchor-type="page" text:anchor-page-number="1" draw:z-index="0" draw:name="Copyright" draw:style-name="gr1" svg:width="3.3303in" svg:height="1.5004in" svg:x="0.75in" svg:y="8.5043in">
        <draw:text-box>
          <text:p/>
        </draw:text-box>
      </draw:frame>
      <text:p text:style-name="Heading">ABSTRACT</text:p>
      <text:p text:style-name="Standard">Advances in deterministic-by-construction parallel programming languages and interactive theorem provers suggest an approach to the verification and optimization of parallel programs by combining both. Concurrent Collections, a deterministic coordination language for parallel programming has a traditional specification language. An array-oriented language called Co-Dfns is suggested as a replacement for the existing specification language. A Hoare Logic is developed for Co-Dfns that demonstrates the ease of verifying correctness properties of Co-Dfns programs. This combination of logic and dynamic programming language has promising applications to mission-critical and rapidly changing domains where domain experts play a critical role in program development, as well as towards automatic and manual tuning of parallel programs based on formally verified program assertions on the state of the program and its functions. </text:p>
      <text:p text:style-name="Heading"><text:span text:style-name="T3">Categories and Subject Descriptors</text:span></text:p>
      <text:p text:style-name="P3"><text:span text:style-name="T4">D.2.4 </text:span><text:span text:style-name="T16">[Software Engineering]</text:span><text:span text:style-name="T4">: Software/Program Verification – </text:span><text:span text:style-name="T6">Formal methods</text:span></text:p>
      <text:p text:style-name="P3"><text:span text:style-name="T4">F.3.1 </text:span><text:span text:style-name="T16">[Logics and Meanings of Programs]</text:span><text:span text:style-name="T4">: Specifying and Verifying and Reasoning about Programs – </text:span><text:span text:style-name="T6">Logics of programs, Pre- and post-conditions</text:span></text:p>
      <text:p text:style-name="Heading">General Terms</text:p>
      <text:p text:style-name="P2">Performance, Reliability, Languages, Theory, Verification</text:p>
      <text:p text:style-name="Heading"/>
      <text:p text:style-name="P25">Keywords</text:p>
      <text:p text:style-name="P2">Hoare Logic, DSA, single-assignment, deterministic, parallelism, optimization, CnC, Concurrent Collections, APL, Dfns, Co-Dfns </text:p>
      <text:list xml:id="list261028988" text:style-name="L">
        <text:list-item>
          <text:h text:style-name="P28" text:outline-level="1">Introduction</text:h>
        </text:list-item>
      </text:list>
      <text:p text:style-name="Standard">Parallel programming is hard; formal verification is hard; formally verifying parallel programs is even harder. Traditional approaches to this problem often involve proofs of non-interference of the parallel threads of computation, or the use of parallel constructs that explicitly maintain this invariant. This has made formal verification of large, high-performance parallel systems difficult at best. Advances in parallel programming paradigms make parallel programs easier to write. Advances in theorem provers have made complex proofs more tractable. The composition of these tools presents interesting opportunities for those who write parallel programs as well as those who tune and optimize them.</text:p>
      <text:p text:style-name="P1">Languages like CnC <text:span text:style-name="T64">[</text:span><text:span text:style-name="T70">3</text:span><text:span text:style-name="T64">]</text:span> are parallel and deterministic by construction. In the case of CnC, it is also language agnostic, allowing computation kernels (called steps) to be written in any language. The combination of determinism and language neutrality makes it particularly easy for the domain expert to use. Tuning experts are also able to tune a CnC program without altering the original program source. This deterministic property, combined with the natural separation of tuning and application development, suggests that CnC be readily formalized and that this formalization is not only simpler than classical formalisms, making parallelism in mission-critical domains easier, but that its application is more general; namely, the formalization of CnC may be used to drive program optimization.</text:p>
      <text:p text:style-name="Standard"><text:span text:style-name="T1">The author presents two primary contributions: firstly, a reformulation for the CnC specification language as two simple extensions to Dfns, a lexically scoped, functional subset of Dyalog APL, leading to a language called Co-Dfns; and secondly, a Hoare logic for reasoning about the correctness of Co-Dfns programs. The Dyalog APL language sees regular use in mission-critical applications that are driven largely by domain experts, rather than computer scientists, so the Co-Dfns language </text:span><text:soft-page-break/><text:span text:style-name="T1">represents a minimal adjustment to current practice in those domains. The application of the Hoare logic is demonstrated through a series of simple but </text:span>difficult<text:span text:style-name="T1"> to automate optimizations that commonly arise in CnC program development, which are difficult to verify in practice. Additional potential program optimizations are given and the author proposes a combination of compiler and theorem proving technologies to semi-automatically optimize CnC programs and support the tuning and domain experts. </text:span></text:p>
      <text:list xml:id="list1996404861" text:continue-numbering="true" text:style-name="L">
        <text:list-item>
          <text:h text:style-name="P28" text:outline-level="1">Background</text:h>
          <text:list>
            <text:list-item>
              <text:h text:style-name="P27" text:outline-level="2">CnC</text:h>
            </text:list-item>
          </text:list>
        </text:list-item>
      </text:list>
      <text:p text:style-name="P1">The term CnC stands for Concurrent Collections. The language itself is a data-flow model where computation kernels, called Steps, read and write from item collections. Item Collections are single-assignment sets of key-value pairs. That is, for any given item collection, a key may be given only a single value. Giving a single key multiple values during execution is considered an error. Steps are invoked or prescribed by writing a tag to a tag collection. This is analogous to forking or spawning in other parallel languages. The Co-Dfns language simplifies the traditional treatment of CnC, so this background avoids more detail on traditional CnC, such as the graph language, in favor of brevity. The reader may find more detail on CnC elsewhere. <text:span text:style-name="T64">[</text:span><text:span text:style-name="T71">3, 4</text:span><text:span text:style-name="T64">]</text:span></text:p>
      <text:list xml:id="list271343790" text:continue-numbering="true" text:style-name="L">
        <text:list-item>
          <text:list>
            <text:list-item>
              <text:h text:style-name="P26" text:outline-level="2">Hoare Logic</text:h>
            </text:list-item>
          </text:list>
        </text:list-item>
      </text:list>
      <text:p text:style-name="P1">First introduced for a simple, imperative language by Tony Hoare, the logic bearing his name is a means of axiomatically specifying the behavior of a programming language. The axioms take the form of inference rules that allow a programmer to prove program fragments, in the form of triples, as theorems of the logic. These triples, called Hoare triples, are composed of a program fragment, together with a pre-condition and a post-condition. These triples correspond roughly to the idea that, given the pre-condition, in the form of a logical assertion of the program state before execution, the post-condition, also in the form of an assertion on program state, will hold after execution of the program fragment. As an example, consider the assignment axiom, which is used to introduce an assignment of a variable to the value of a side-effect free expression as a theorem in the language.</text:p>
      <text:p text:style-name="P4"><draw:frame draw:style-name="fr3" draw:name="Object1" text:anchor-type="paragraph" svg:width="1.1563in" svg:height="0.3929in" draw:z-index="2"><draw:object xlink:href="./Object 1" xlink:type="simple" xlink:show="embed" xlink:actuate="onLoad"/><draw:image xlink:href="./ObjectReplacements/Object 1" xlink:type="simple" xlink:show="embed" xlink:actuate="onLoad"/></draw:frame><text:span text:style-name="T19">Another commonly used rule is for </text:span><text:span text:style-name="T17">while</text:span><text:span text:style-name="T20"> loops.</text:span></text:p>
      <text:p text:style-name="P4"><draw:frame draw:style-name="fr4" draw:name="Object2" text:anchor-type="paragraph" svg:y="0.0799in" svg:width="1.4409in" svg:height="0.3929in" draw:z-index="3"><draw:object xlink:href="./Object 2" xlink:type="simple" xlink:show="embed" xlink:actuate="onLoad"/><draw:image xlink:href="./ObjectReplacements/Object 2" xlink:type="simple" xlink:show="embed" xlink:actuate="onLoad"/></draw:frame><text:span text:style-name="T20">Here, </text:span><text:span text:style-name="T11">P</text:span><text:span text:style-name="T26"> is called a loop invariant. Traditional Hoare logic deals with imperative languages, while a number of approaches can be employed for reasoning about the correctness of concurrent or parallel programs. Fred Schneider provides an excellent treatment of the subject in his text, “On Concurrent Programming.” </text:span><text:span text:style-name="T37">[</text:span><text:span text:style-name="T39">14</text:span><text:span text:style-name="T37">]</text:span></text:p>
      <text:list xml:id="list279340627" text:continue-numbering="true" text:style-name="L">
        <text:list-item>
          <text:h text:style-name="Section" text:outline-level="1">Co-Dfns Language</text:h>
        </text:list-item>
      </text:list>
      <text:p text:style-name="P5"><text:span text:style-name="T42">The Co-Dfns language presented here is based on the Dfns subset of Dyalog APL, which is a language in use among domain experts. </text:span><text:span text:style-name="T55">Figure </text:span><text:span text:style-name="T42"><text:sequence-ref text:reference-format="value" text:ref-name="refFigure0">1</text:sequence-ref></text:span><text:span text:style-name="T42"> gives a synopsis of the language functions and operators used here. As in APL, all functions are written infix and associate right to left. Monadic functions take a single argument to their right while dyadic functions take a right argument and a left argument. Operators accept functions as input and produce functions as output.</text:span></text:p>
      <text:p text:style-name="P5"><text:span text:style-name="T42">All values are arrays. Scalars are arrays of zero rank. Arrays have shape which describes the size and number of dimensions of the array as a vector of natural numbers. Scalars thus have an empty vector shape. The shape of an array </text:span><text:span text:style-name="T7">A</text:span><text:span text:style-name="T22"> is given by </text:span><text:span text:style-name="T7">⍴A</text:span><text:span text:style-name="T22">; that is, the monadic use of ⍴ gives the shape of its right argument. Thus, the rank of an array is given by ⍴⍴</text:span><text:span text:style-name="T7">A</text:span><text:span text:style-name="T22">. An array of shape </text:span><text:span text:style-name="T7">S</text:span><text:span text:style-name="T22"> may be derived from </text:span><text:span text:style-name="T7">A</text:span><text:span text:style-name="T22"> by passing </text:span><text:span text:style-name="T7">S</text:span><text:span text:style-name="T22"> as a left argument to ⍴</text:span><text:span text:style-name="T7">A</text:span><text:span text:style-name="T22">, so </text:span><text:span text:style-name="T7">S⍴A</text:span><text:span text:style-name="T22"> gives an array of shape </text:span><text:span text:style-name="T7">S</text:span><text:span text:style-name="T22"> whose elements are derived from the elements of </text:span><text:span text:style-name="T7">A</text:span><text:span text:style-name="T22">. A new, unfilled array of shape </text:span><text:span text:style-name="T7">S</text:span><text:span text:style-name="T22"> is obtained by reshaping the empty array ⍠. </text:span></text:p>
      <text:p text:style-name="P5"><text:span text:style-name="T22">One may assign a variable by writing </text:span><text:span text:style-name="APL"><text:span text:style-name="T5">V</text:span></text:span><text:span text:style-name="APL">←</text:span><text:span text:style-name="APL"><text:span text:style-name="T5">e</text:span></text:span><text:span text:style-name="T22"> when </text:span><text:span text:style-name="T7">V</text:span><text:span text:style-name="T22"> is the variable that is to get the value given by </text:span><text:span text:style-name="T7">e</text:span><text:span text:style-name="T22">. Assignment to an element of an array is called bracketed assignment and is writing </text:span><text:span text:style-name="APL"><text:span text:style-name="T5">V</text:span></text:span><text:span text:style-name="APL">[</text:span><text:span text:style-name="APL"><text:span text:style-name="T5">i</text:span></text:span><text:span text:style-name="APL">]←</text:span><text:span text:style-name="APL"><text:span text:style-name="T5">e</text:span></text:span><text:span text:style-name="T22"> where the shape of </text:span><text:span text:style-name="T7">i</text:span><text:span text:style-name="T22"> and </text:span><text:span text:style-name="T7">e</text:span><text:span text:style-name="T22"> should match. Each element in </text:span><text:span text:style-name="T7">e</text:span><text:span text:style-name="T22"> is stored in the location of </text:span><text:span text:style-name="T7">V</text:span><text:span text:style-name="T22"> indexed by the corresponding element in </text:span><text:span text:style-name="T7">i</text:span><text:span text:style-name="T22">. Thus, given a vector </text:span><text:span text:style-name="T7">V</text:span><text:span text:style-name="T22">, the statement </text:span><text:span text:style-name="T5">V</text:span>[1 3 2]←4 5 6<text:span text:style-name="T22"> will give indexes 1, 3, and 2 in </text:span><text:span text:style-name="T7">V</text:span><text:span text:style-name="T22"> the values 4, 5, and 6, respectively. In Co-Dfns, all arrays derived from ⍠ are single assignment. A given cell may be assigned at most one time. Attempting to read an empty cell will block that thread until a value is assigned to it. The single assignment property combined with blocking reads gives rise to the critical deterministic properties of Co-Dfns. The only means of synchronization between multiple threads is through these blocking array reads. </text:span></text:p>
      <text:p text:style-name="P6"><text:span text:style-name="T23">New threads are spawned using the ∥ operator, which takes a single function as its left argument and returns a function that </text:span><text:soft-page-break/><text:span text:style-name="T23">spawns a new thread to compute the given function. It returns an array that will be the result of the spawned function. Attempting to read this array will block until the thread is complete. So, the expression </text:span><text:span text:style-name="T8">F</text:span><text:span text:style-name="T23">∥ 3 will spawn a thread to compute </text:span><text:span text:style-name="T8">F</text:span><text:span text:style-name="T23"> 3.</text:span></text:p>
      <text:p text:style-name="P6"><text:span text:style-name="T23">One more operator will be used throughout and is thus defined here. The </text:span><text:span text:style-name="T5">f </text:span>¨<text:span text:style-name="T23"> operator is an ordered map, called </text:span><text:span text:style-name="T8">each</text:span><text:span text:style-name="T23">. Given </text:span><text:span text:style-name="T8">f</text:span><text:span text:style-name="T23"> as its left argument, </text:span><text:span text:style-name="T8">each</text:span><text:span text:style-name="T23"> returns a function that will apply </text:span><text:span text:style-name="T8">f</text:span><text:span text:style-name="T23"> in row-major order point-wise on each element of its argument.</text:span></text:p>
      <text:p text:style-name="P7"><text:span text:style-name="T24">As a coordination language, it is important to be able to express computation over iteration spaces. The monadic ⍳ function, called </text:span><text:span text:style-name="T9">index</text:span><text:span text:style-name="T24">, takes as its right argument an array shape and gives an array of that shape where each element is an index corresponding to that element in the array. Thus, the expression </text:span><text:span text:style-name="APL">⍳</text:span><text:span text:style-name="APL"><text:span text:style-name="T5">N</text:span></text:span><text:span text:style-name="T24"> where </text:span><text:span text:style-name="T9">N</text:span><text:span text:style-name="T24"> is a scalar natural number gives a vector of natural numbers in order from 0 to </text:span><text:span text:style-name="T9">N</text:span><text:span text:style-name="T24">-1. The ↓ function can be used to drop elements from an array. So, </text:span><text:span text:style-name="T45">1↓⍳</text:span><text:span text:style-name="T44">N</text:span><text:span text:style-name="T45">+1 </text:span><text:span text:style-name="T24">gives the natural numbers from 1 to </text:span><text:span text:style-name="T9">N</text:span><text:span text:style-name="T24"> inclusive.</text:span></text:p>
      <text:p text:style-name="P7"><text:span text:style-name="T43">The Co-Dfns language deviates from traditional CnC specification languages in being an array language, as well as having more primitives and more expressiveness than the traditional specification language. This is for two reasons: firstly, this added richness makes it possible to program certain operations directly in the language, rather than pushing these operations into the program context or into steps, both of which are opaque to the compiler; secondly, the array-oriented nature, and particularly the close </text:span><text:span text:style-name="T56">adherence</text:span><text:span text:style-name="T43"> to APL’s basic model allows Co-Dfns to map neatly onto the Mathematics of Arrays </text:span><text:span text:style-name="T64">[</text:span><text:span text:style-name="T74">11</text:span><text:span text:style-name="T64">]</text:span><text:span text:style-name="T43">, an axiomatization of array-language features, providing a jump start on the formalism for Co-Dfns.</text:span></text:p>
      <text:p text:style-name="P7"><text:span text:style-name="T43">The {_}∥ of Co-Dfns programs corresponds to a step in CnC terminology, and applying such a function is equivalent to putting a tag into a tag collection that prescribes such a step. Array reads and writes in a step to arrays outside the scope of that function correspond to gets and puts on item collections. A formal proof of correspondence between CnC’s graph notation and the Co-Dfns language is omitted for brevity. The Co-Dfns language as given is deterministic by construction, but this feature is not essential, since the Hoare logic presented next preserves determinism even in the presence of non-deterministic features in the language itself.</text:span></text:p>
      <text:list xml:id="list2040577746" text:continue-numbering="true" text:style-name="L">
        <text:list-item>
          <text:h text:style-name="Section" text:outline-level="1">Hoare Logic</text:h>
        </text:list-item>
      </text:list>
      <text:p text:style-name="P22"><text:span text:style-name="T46">Developing a complete Hoare logic for Co-Dfns in its full generality is a significant undertaking that rests firmly outside the current scope. The previous section intentionally omits many of the details, including local variables, named functions, and the full compliment of operators for control flow, in favor of a language just rich enough to illustrate the core elements for deterministic parallelism. Three new concepts must receive specific treatment: blocking reads, single-assignment, and parallel spawning. Fortunately, existing research, such as </text:span><text:span text:style-name="T57">the work of David von Oheimb </text:span><text:span text:style-name="T64">and others</text:span><text:span text:style-name="T57">,</text:span><text:span text:style-name="T46"> provides adequate solutions to the Dfns features omitted here </text:span><text:span text:style-name="T64">[1, </text:span><text:span text:style-name="T74">9</text:span><text:span text:style-name="T71">, </text:span><text:span text:style-name="T76">15</text:span><text:span text:style-name="T71">, </text:span><text:span text:style-name="T76">16</text:span><text:span text:style-name="T64">]</text:span><text:span text:style-name="T46">. Moreover, the traditional axioms often apply in limited capacities, despite not being applicable in full generality. For instance, the assignments to variables in all examples presented here use only expressions without side-effects. Thus, the assignment axiom suffices to prove theorems about those statements.</text:span></text:p>
      <text:p text:style-name="P8"><draw:frame draw:style-name="fr3" draw:name="Object3" text:anchor-type="paragraph" svg:width="1.1346in" svg:height="0.3929in" draw:z-index="4"><draw:object xlink:href="./Object 3" xlink:type="simple" xlink:show="embed" xlink:actuate="onLoad"/><draw:image xlink:href="./ObjectReplacements/Object 3" xlink:type="simple" xlink:show="embed" xlink:actuate="onLoad"/></draw:frame><text:span text:style-name="T47">The traditional assignment axiom works only for expressions without side-effects. However, even in reduced Co-Dfns, expressions may have side-effects. To deal with this, the technique refined by </text:span><text:span text:style-name="T58">Oheimb</text:span><text:span text:style-name="T47"> </text:span><text:span text:style-name="T64">[</text:span><text:span text:style-name="T74">9</text:span><text:span text:style-name="T71">, </text:span><text:span text:style-name="T76">15</text:span><text:span text:style-name="T71">, </text:span><text:span text:style-name="T76">16</text:span><text:span text:style-name="T64">] </text:span><text:span text:style-name="T47">works well; by threading an implicit return value through all expressions, one may state theorems about expressions as well as statements. Two simple expressions, for literals and variable reference should provide a notion of the technique.</text:span></text:p>
      <text:p text:style-name="P9"><draw:frame draw:style-name="fr3" draw:name="Object4" text:anchor-type="paragraph" svg:width="2.2409in" svg:height="0.3929in" draw:z-index="5"><draw:object xlink:href="./Object 4" xlink:type="simple" xlink:show="embed" xlink:actuate="onLoad"/><draw:image xlink:href="./ObjectReplacements/Object 4" xlink:type="simple" xlink:show="embed" xlink:actuate="onLoad"/></draw:frame><text:span text:style-name="T48">Note the similarity in the above rules with the assignment axiom. Extending this idea to primitive functions follows the existing literature closely. As expected, using these rules directly is much more tedious than the traditional rules, so the technique is used only when necessary.</text:span></text:p>
      <text:p text:style-name="P9"><text:span text:style-name="T48">One might normally expect to see a rule for iteration next. These normally take the form of a </text:span><text:span text:style-name="T18">while</text:span><text:span text:style-name="T21"> loop or some form of a </text:span><text:span text:style-name="T18">do</text:span><text:span text:style-name="T21"> loop. The Dfns language eschews these control structures in favor of recursion and operators that perform specific types of iteration. All the presented examples use </text:span><text:span text:style-name="T12">each</text:span><text:span text:style-name="T27"> ( ¨ ) as the main mechanism for iterating over a set of indices. The examples all carefully avoid the use of side-effects in the input expression, which permits the following rule for </text:span><text:span text:style-name="T12">each</text:span><text:span text:style-name="T27">.</text:span></text:p>
      <text:p text:style-name="P10"><draw:frame draw:style-name="fr4" draw:name="Object5" text:anchor-type="paragraph" svg:y="0.0902in" svg:width="2.9189in" svg:height="0.6409in" draw:z-index="6"><draw:object xlink:href="./Object 5" xlink:type="simple" xlink:show="embed" xlink:actuate="onLoad"/><draw:image xlink:href="./ObjectReplacements/Object 5" xlink:type="simple" xlink:show="embed" xlink:actuate="onLoad"/></draw:frame><text:span text:style-name="T28">The function </text:span><text:span text:style-name="T40">,</text:span><text:span text:style-name="T28"> </text:span><text:span text:style-name="T29">is called </text:span><text:span text:style-name="T13">ravel</text:span><text:span text:style-name="T29"> and gives a vector of the elements of its right argument in row-major order. The function ⊤, called </text:span><text:span text:style-name="T13">encode</text:span><text:span text:style-name="T29">, takes a shape as its left argument and a natural number as its right argument. Given an array </text:span><text:span text:style-name="T13">A</text:span><text:span text:style-name="T29">, the following equivalence holds:</text:span></text:p>
      <text:p text:style-name="P11"><draw:frame draw:style-name="fr5" draw:name="Object6" text:anchor-type="paragraph" svg:width="1.2016in" svg:height="0.1874in" draw:z-index="7"><draw:object xlink:href="./Object 6" xlink:type="simple" xlink:show="embed" xlink:actuate="onLoad"/><draw:image xlink:href="./ObjectReplacements/Object 6" xlink:type="simple" xlink:show="embed" xlink:actuate="onLoad"/></draw:frame><text:soft-page-break/><text:span text:style-name="T29">That is, </text:span><text:span text:style-name="T13">encode</text:span><text:span text:style-name="T29"> converts an index of a raveled array into the corresponding index of the unraveled array. The above rule for </text:span><text:span text:style-name="T13">each</text:span><text:span text:style-name="T29"> works only when </text:span><text:span text:style-name="T13">e</text:span><text:span text:style-name="T29"> has no side-effects. Note that the result </text:span><text:span text:style-name="T41">v</text:span><text:span text:style-name="T15"> </text:span><text:span text:style-name="T29">is the same shape as </text:span><text:span text:style-name="T13">e</text:span><text:span text:style-name="T29"> and that </text:span><text:span text:style-name="T13">F</text:span><text:span text:style-name="T29"> is applied in row-major order. </text:span></text:p>
      <text:p text:style-name="P11"><text:span text:style-name="T29">Developing a fully general rule for function application, including things like lexical scope and variable shadowing is non-trivial and distracting, so here no functions use internal variables nor rely on lexical scoping. There are two implicit variables ⍺ and ⍵ which refer, respectively, to the right and left arguments of the function. As functions are assumed not to nest in this exposition, no conflicts occur in the use of ⍺ and ⍵. Under these myriad assumptions, the following rule suffices for function application:</text:span></text:p>
      <text:p text:style-name="P12"><draw:frame draw:style-name="fr6" draw:name="Object7" text:anchor-type="paragraph" svg:x="0.8264in" svg:y="0.0783in" svg:width="1.6819in" svg:height="0.5866in" draw:z-index="8"><draw:object xlink:href="./Object 7" xlink:type="simple" xlink:show="embed" xlink:actuate="onLoad"/><draw:image xlink:href="./ObjectReplacements/Object 7" xlink:type="simple" xlink:show="embed" xlink:actuate="onLoad"/></draw:frame><text:span text:style-name="T30">With these preliminaries dispatched, it comes time to develop rules for reading and writing from arrays and spawning function threads.</text:span></text:p>
      <text:p text:style-name="P12"><text:span text:style-name="T30">The simplest rule turns out to be spawning. In particular, because Co-Dfns is deterministic, spawning a thread is precisely equivalent to function application when considering partial correctness. Specifically, the only potential difference between function spawning and application occurs when that function reads a cell from an array that is not yet written. The spawn creates an independent thread, returning immediately, which frees up the current thread to trigger some computation that will write the cell and free the thread in question to proceed. Determinism assures that the computation will return a deterministic result if it returns, regardless of scheduling. Partial correctness speaks only to a result if the computation terminates. Thus, the rule for function spawning need only state what happens should the function return, which, by determinism, is equivalent to </text:span><text:span text:style-name="T77">function</text:span><text:span text:style-name="T30"> application. This gives the deceptively simple rule for function spawning.</text:span></text:p>
      <text:p text:style-name="P13"><draw:frame draw:style-name="fr6" draw:name="Object8" text:anchor-type="paragraph" svg:x="1.2744in" svg:y="0.0783in" svg:width="0.7866in" svg:height="0.3929in" draw:z-index="9"><draw:object xlink:href="./Object 8" xlink:type="simple" xlink:show="embed" xlink:actuate="onLoad"/><draw:image xlink:href="./ObjectReplacements/Object 8" xlink:type="simple" xlink:show="embed" xlink:actuate="onLoad"/></draw:frame><text:span text:style-name="T31">This simplicity is one of the main points to this formulation: the deterministic features of Co-Dfns makes it possible to reason formally about parallel programs as easily as serial programs.</text:span></text:p>
      <text:p text:style-name="P14"><text:span text:style-name="T32">The rule for reading from an array is as simple due to the same guarantees that prompt a simple view of function spawning. For all intents, one may ignore the blocking behavior of array reads.</text:span></text:p>
      <text:p text:style-name="P15"><draw:frame draw:style-name="fr6" draw:name="Object9" text:anchor-type="paragraph" svg:x="1.048in" svg:y="0.1571in" svg:width="1.2398in" svg:height="0.3929in" draw:z-index="10"><draw:object xlink:href="./Object 9" xlink:type="simple" xlink:show="embed" xlink:actuate="onLoad"/><draw:image xlink:href="./ObjectReplacements/Object 9" xlink:type="simple" xlink:show="embed" xlink:actuate="onLoad"/></draw:frame><text:span text:style-name="T33">The rule for assigning to an array is not so simple. In particular, one must have some means of ensuring that no thread has previously written or may in the future write to the same cells. All other requirements are standard. The deterministic guarantees do permit a simplification of the single-assignment check, since the function spawn is treated as if the computation had already occurred. This means that the “may in the future” condition is safely merged with “has previously written.” It suffices, then, to check that the state in the pre-condition of the write implies the empty status of all cells to be written. The predicate </text:span><text:span text:style-name="T14">Empty</text:span><text:span text:style-name="T34">()</text:span><text:span text:style-name="T33"> does this. The following rule capture the notion of single-assignment. </text:span></text:p>
      <text:p text:style-name="P16"><draw:frame draw:style-name="fr6" draw:name="Object10" text:anchor-type="paragraph" svg:x="0.8563in" svg:y="0.0783in" svg:width="1.622in" svg:height="0.9728in" draw:z-index="11"><draw:object xlink:href="./Object 10" xlink:type="simple" xlink:show="embed" xlink:actuate="onLoad"/><draw:image xlink:href="./ObjectReplacements/Object 10" xlink:type="simple" xlink:show="embed" xlink:actuate="onLoad"/></draw:frame><text:span text:style-name="T35">As a final note, the pre-condition and post-condition logic used here is essentially first order logic extended with the Mathematics of Arrays, <text:s/>an </text:span><text:span text:style-name="T36">axiomatization</text:span><text:span text:style-name="T35"> of the pure functional expressions of Co-Dfns. This admits a significant proportion of code to direct proof and simplifies the expression of program specifications. </text:span><text:span text:style-name="T37">[</text:span><text:span text:style-name="T38">1</text:span><text:span text:style-name="T39">1</text:span><text:span text:style-name="T37">]</text:span></text:p>
      <text:list xml:id="list1732534502" text:continue-numbering="true" text:style-name="L">
        <text:list-item>
          <text:h text:style-name="Section" text:outline-level="1">Applications</text:h>
        </text:list-item>
      </text:list>
      <text:p text:style-name="P17"><text:span text:style-name="T49">When applying these techniques, the obvious and traditional domain of Hoare logic, mission-critical software, jumps out. Because CnC is meant as a coordination language, one may write the core computation in any number of serial languages, proofs of correctness need only apply to the parallel coordination of these parts. The deterministic by construction nature of Co-Dfns already makes programming the parallel elements easier, while the logic enables a very high degree of verification. Mission critical applications in APL tend to change rapidly, using domain experts, but must retain a high degree of reliability. The Hoare logic can be used as a gradual type system, and </text:span><text:span text:style-name="T71">remains</text:span><text:span text:style-name="T49"> simple enough to use often. There is no need to make proofs on a model of the actual code, as the logic applies directly to the source without requiring the entire system to fit within its constraints.</text:span></text:p>
      <text:p text:style-name="P17"><text:span text:style-name="T49">While mission-critical applications are interesting, in the end, parallel programming is often meant as an optimization. The use of Hoare logic presents interesting opportunities in optimization over and above that of automatically checked static type systems. A computer can easily verify proof scripts of a verified program, and may then use these assertions to optimize a program. Obviously, eliminating the need for runtime checks is one use. These checks may be significant. For instance, an application may not require synchronization on certain cells of an array if that cell </text:span><text:soft-page-break/><text:span text:style-name="T49">is redundantly synchronized. The compiler can use this to reduce synchronization overhead. It is not obvious that an automatic compiler would be able to determine the redundancy of synchronization overhead easily. Furthermore, consider a scalar computation such as </text:span><text:span text:style-name="T10">f</text:span><text:span text:style-name="T25"> </text:span><text:span text:style-name="T49">¨ </text:span><text:span text:style-name="T10">e</text:span><text:span text:style-name="T25">. A naïve parallel modification of this may be </text:span><text:span text:style-name="T10">f </text:span><text:span text:style-name="T25">∥¨ </text:span><text:span text:style-name="T10">e</text:span><text:span text:style-name="T25">. But this is unlikely to be efficient. Instead, a tuning expert will often manually tile the above computation in order to more efficiently divide up the work. However, </text:span><text:span text:style-name="T10">f</text:span><text:span text:style-name="T25"> may often be a scalar computation, and if one asserts and proves this by providing that ( </text:span><text:span text:style-name="T10">f ¨ e </text:span><text:span text:style-name="T25">) ≡ </text:span><text:span text:style-name="T10">f e</text:span><text:span text:style-name="T25"> then a compiler can auto-tile the application.</text:span></text:p>
      <text:p text:style-name="P18"><text:span text:style-name="T25">In addition to automatic optimization, the Hoare logic makes manual tuning a less error prone task. Various program transformations may be demonstrated to maintain the same pre-condition and post-condition, ensuring program equivalence throughout the tuning effort. Additional inference rules allow the selective introduction of potentially non-deterministic forms in verifiably deterministic ways. As an example, one may introduce multiple assignment arrays in a deterministic manner using the appropriate rules. This allows one to reuse array cells, saving space, which is a traditional sore point with single-assignment languages.</text:span></text:p>
      <text:list xml:id="list1467014343" text:continue-numbering="true" text:style-name="L">
        <text:list-item>
          <text:h text:style-name="Section" text:outline-level="1">Related Work</text:h>
        </text:list-item>
      </text:list>
      <text:p text:style-name="P19"><text:span text:style-name="T50">Hoare logic has been used to reason about concurrent languages in a number of contexts. Fred Schneider has a text on the classic treatment of concurrent programming using Hoare logic. </text:span><text:span text:style-name="T64">[</text:span><text:span text:style-name="T70">1</text:span><text:span text:style-name="T74">4</text:span><text:span text:style-name="T64">]</text:span><text:span text:style-name="T50"> Additionally, concurrent separation </text:span><text:span text:style-name="T60">logic</text:span><text:span text:style-name="T50"> uses rules allowing memory isolation as an aid to concurrent reasoning. </text:span><text:span text:style-name="T69">[2, </text:span><text:span text:style-name="T74">7</text:span><text:span text:style-name="T69">]</text:span></text:p>
      <text:p text:style-name="P19"><text:span text:style-name="T50">Rice and Intel have a number of projects surrounding the CnC programming model, including demonstrating its potential performance and its amenability to tuning. Dragos Sbirlea has written on </text:span><text:span text:style-name="T56">optimizing</text:span><text:span text:style-name="T50"> the space usage of </text:span><text:span text:style-name="T56">CnC</text:span><text:span text:style-name="T50"> programs, </text:span><text:span text:style-name="T59">notably, Streaming CnC </text:span><text:span text:style-name="T64">[</text:span><text:span text:style-name="T71">1</text:span><text:span text:style-name="T74">2</text:span><text:span text:style-name="T64">] </text:span><text:span text:style-name="T59">and the use of Folding Functions </text:span><text:span text:style-name="T64">[</text:span><text:span text:style-name="T71">1</text:span><text:span text:style-name="T74">3</text:span><text:span text:style-name="T64">]</text:span><text:span text:style-name="T59"> as a tuning parameter</text:span><text:span text:style-name="T50">. </text:span><text:span text:style-name="T64">Kuper and Newton have developed a language that extends the idea of single-assignment arrays to stores that are deterministic and monotonically increasing, but not only single assignment, and have shown that such a language is capable of expressing CnC’s model of computation, </text:span><text:span text:style-name="T65">though their formalism differs from the treatment here</text:span><text:span text:style-name="T64">. [</text:span><text:span text:style-name="T74">10</text:span><text:span text:style-name="T64">]</text:span></text:p>
      <text:p text:style-name="P19"><text:span text:style-name="T50">A few projects have incorporated theorem proving into compilers, for verification and generation of invariants and conditions. Most of these have targeted serial programs for verification or education, rather than parallel programs for performance. </text:span><text:span text:style-name="T66">[</text:span><text:span text:style-name="T71">5</text:span><text:span text:style-name="T66">, </text:span><text:span text:style-name="T73">6</text:span><text:span text:style-name="T66">]</text:span></text:p>
      <text:list xml:id="list1935840705" text:continue-numbering="true" text:style-name="L">
        <text:list-item>
          <text:h text:style-name="Section" text:outline-level="1">Status and Future Work</text:h>
        </text:list-item>
      </text:list>
      <text:p text:style-name="P20"><text:span text:style-name="T51">Much of this work is preliminary. In particular, there is no proof of completeness or soundness for the Hoare logic. A prototype of the compiler exists in its early stages, and full efforts are underway to have a performant implementation. Additional work is underway to mechanize the </text:span><text:span text:style-name="T52">M</text:span><text:span text:style-name="T51">athematics of </text:span><text:span text:style-name="T52">A</text:span><text:span text:style-name="T51">rrays </text:span><text:span text:style-name="T64">[</text:span><text:span text:style-name="T71">1</text:span><text:span text:style-name="T74">1</text:span><text:span text:style-name="T64">] </text:span><text:span text:style-name="T51">and the Hoare logic in the Isabelle theorem prover. Proofs and inference rules proving the correctness of space-folding optimizations exists, and more examples of optimizations and programs are under active development.</text:span></text:p>
      <text:list xml:id="list778886065" text:continue-numbering="true" text:style-name="L">
        <text:list-item>
          <text:h text:style-name="Section" text:outline-level="1">Conclusion</text:h>
        </text:list-item>
      </text:list>
      <text:p text:style-name="P21"><text:span text:style-name="T53">The above presents Hoare logic as a means for both verification and program optimization. The use of deterministic parallel programming models, such as Co-Dfns greatly simplifies the rules for the logic, making proofs of parallel programs easier and less error prone. Languages like Co-Dfns and CnC coordinate with other languages to enable proofs about parallel programs and tuning of those programs without requiring complete proofs for the entire program. Furthermore, the author believes that the use of a Hoare logic on top of a dynamically typed language instead of working with a static typing system on a static language presents an interesting design space choice, and one which ought to be of particular interest for non-computer scientists or domain experts, who often prefer dynamically typed languages over heavily or richly typed static systems. CnC has demonstrated viability as a language for domain experts to write effective parallel programs </text:span><text:span text:style-name="T64">[</text:span><text:span text:style-name="T75">8</text:span><text:span text:style-name="T64">]</text:span><text:span text:style-name="T53">, but there is significant room for improvement in CnC language design, since most work to date has focused on the runtime elements. </text:span><text:span text:style-name="T64">[</text:span><text:span text:style-name="T70">3, 4</text:span><text:span text:style-name="T64">]</text:span><text:span text:style-name="T53"> The use of a Hoare logic and an array-oriented language to describe the CnC computations represents a novel means of introducing both a richer language to CnC analysis while at the same time increasing the formal methods available for doing that analysis. In the future, compilers ought to leverage this formalism to allow for experts and non-experts alike to semi-automatically optimize and verify the correctness of their programs.</text:span></text:p>
      <text:list xml:id="list136515314" text:continue-numbering="true" text:style-name="L">
        <text:list-item>
          <text:h text:style-name="Section" text:outline-level="1">Acknowledgments</text:h>
        </text:list-item>
      </text:list>
      <text:p text:style-name="P21"><text:span text:style-name="T53">Dyalog Limited has provided funding and support for this project, as well as provided valuable input on the design and issues involved with the Co-Dfns language.</text:span></text:p>
      <text:list xml:id="list901277028" text:continue-numbering="true" text:style-name="L">
        <text:list-item>
          <text:h text:style-name="Section" text:outline-level="1">References</text:h>
        </text:list-item>
      </text:list>
      <text:list xml:id="list1467547888" text:style-name="L1">
        <text:list-item>
          <text:h text:style-name="P29" text:outline-level="1">Black, Paul, and Phillip Windley. "Inference rules for programming languages with side effects in expressions." Theorem Proving in Higher Order Logics (1996): 51-60.</text:h>
        </text:list-item>
        <text:list-item>
          <text:h text:style-name="P33" text:outline-level="1"><text:span text:style-name="T68">Brookes, Stephen. "A semantics for concurrent separation logic." Theoretical Computer Science 375, no. 1 (2007): 227-270.</text:span></text:h>
        </text:list-item>
        <text:list-item>
          <text:h text:style-name="P29" text:outline-level="1"><text:soft-page-break/><text:span text:style-name="T62">Budimlić, Zoran, Michael Burke, Vincent Cavé, Kathleen Knobe, Geoff Lowney, Ryan Newton, Jens Palsberg et al. "Concurrent collections." Scientific Programming 18, no. 3 (2010): 203-217.</text:span></text:h>
        </text:list-item>
        <text:list-item>
          <text:h text:style-name="P29" text:outline-level="1"><text:span text:style-name="T62">Chandramowlishwaran, Aparna, Kathleen Knobe, and Richard Vuduc. "Performance evaluation of Concurrent Collections on high-performance </text:span><text:span text:style-name="T78">multicore</text:span><text:span text:style-name="T62"> computing systems." In Parallel &amp; Distributed Processing (IPDPS), 2010 IEEE International Symposium on, pp. 1-12. IEEE, 2010.</text:span></text:h>
        </text:list-item>
        <text:list-item>
          <text:h text:style-name="P32" text:outline-level="1"><text:span text:style-name="T66">Chen, Chiyan, and Hongwei Xi. "Combining programming with theorem proving." In ACM SIGPLAN Notices, vol. 40, no. 9, pp. 66-77. ACM, 2005.</text:span></text:h>
        </text:list-item>
        <text:list-item>
          <text:h text:style-name="P34" text:outline-level="1"><text:span text:style-name="T72">Flanagan, Cormac, K. Rustan M. Leino, Mark Lillibridge, Greg Nelson, James B. Saxe, and Raymie Stata. "Extended static checking for Java." In ACM Sigplan Notices, vol. 37, no. 5, pp. 234-245. ACM, 2002.</text:span></text:h>
        </text:list-item>
        <text:list-item>
          <text:h text:style-name="P34" text:outline-level="1"><text:span text:style-name="T68">Hobor, Aquinas, Andrew Appel, and Francesco Nardelli. "Oracle semantics for concurrent separation logic." Programming Languages and Systems (2008): 353-367.</text:span></text:h>
        </text:list-item>
        <text:list-item>
          <text:h text:style-name="P29" text:outline-level="1"><text:span text:style-name="T62">Knobe, Kathleen. "Ease of use with concurrent collections (CnC)." Hot Topics in Parallelism (2009).</text:span></text:h>
        </text:list-item>
        <text:list-item>
          <text:h text:style-name="P29" text:outline-level="1"><text:span text:style-name="T62">Kowaltowski, Tomasz. "Axiomatic approach to side effects and general jumps." Acta Informatica 7, no. 4 (1977): 357-360.</text:span></text:h>
        </text:list-item>
        <text:list-item>
          <text:h text:style-name="P29" text:outline-level="1"><text:span text:style-name="T62">Kuper, Lindsey, and Ryan R. Newton. A lattice-theoretical approach to deterministic parallelism with shared state. Technical Report TR702, Indiana University, July 2012. U RL http://www. cs. indiana. edu/cgi-bin/techreports/TRNNN. Cgi, 2012.</text:span></text:h>
        </text:list-item>
        <text:list-item>
          <text:h text:style-name="P31" text:outline-level="1"><text:span text:style-name="T62">Restifo Mullin, Lenore Marie. "A mathematics of arrays." (1988).</text:span></text:h>
        </text:list-item>
        <text:list-item>
          <text:h text:style-name="P29" text:outline-level="1">Sbîrlea, Dragos, Jun Shirako, Ryan Newton, and Vivek Sarkar. "SCnC: Efficient Unification of Streaming with Dynamic Task Parallelism." In Data-Flow Execution Models for Extreme Scale Computing (DFM), 2011 First Workshop on, pp. 58-65. IEEE, 2011.</text:h>
        </text:list-item>
        <text:list-item>
          <text:h text:style-name="P29" text:outline-level="1"><text:span text:style-name="T61">Sbîrlea, Dragoş, Kathleen Knobe, and Vivek Sarkar. "Folding of Tagged Single Assignment Values for Memory-Efficient Parallelism." Euro-Par 2012 Parallel Processing (2012): 601-613.</text:span></text:h>
        </text:list-item>
        <text:list-item>
          <text:h text:style-name="P30" text:outline-level="1"><text:span text:style-name="T63">Schneider, Fred B. On concurrent programming. Springer Verlag, 1997.</text:span></text:h>
        </text:list-item>
        <text:list-item>
          <text:h text:style-name="P29" text:outline-level="1"><text:span text:style-name="T62">Von Oheimb, David. "Hoare logic for mutual recursion and local variables." In Foundations of Software Technology and Theoretical Computer Science, pp. 168-180. Springer Berlin/Heidelberg, 1999.</text:span></text:h>
        </text:list-item>
        <text:list-item>
          <text:h text:style-name="P29" text:outline-level="1"><text:span text:style-name="T61">von Oheimb, David. "Hoare logic for Java in Isabelle/HOL." Concurrency and Computation: Practice and Experience 13, no. 13 (2001): 1173-1214.</text:span></text:h>
        </text:list-item>
      </text:list>
      <text:h text:style-name="P35" text:outline-level="1"><text:span text:style-name="T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reeSans" svg:font-family="FreeSans"/>
    <style:font-face style:name="Liberation Sans" svg:font-family="'Liberation Sans'"/>
    <style:font-face style:name="OpenSymbol" svg:font-family="OpenSymbol"/>
    <style:font-face style:name="XITS" svg:font-family="XITS"/>
    <style:font-face style:name="XITS Math" svg:font-family="'XITS Math'"/>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justify" style:text-autospace="ideograph-alpha" style:line-break="strict" style:writing-mode="lr-tb" style:font-independent-line-spacing="false">
        <style:tab-stops/>
      </style:paragraph-properties>
      <style:text-properties style:use-window-font-color="true" style:text-line-through-style="none" fo:font-size="9pt" fo:language="en" fo:country="US" fo:font-style="normal" style:text-underline-style="none" fo:font-weight="normal" style:font-size-asian="12pt" style:language-asian="en" style:country-asian="US" style:font-size-complex="12pt" style:language-complex="en" style:country-complex="US"/>
    </style:default-style>
    <style:default-style style:family="paragraph">
      <style:paragraph-properties fo:margin-top="0in" fo:margin-bottom="0.0835in" style:contextual-spacing="false" fo:text-align="justify" style:justify-single-word="false" fo:keep-together="auto" fo:background-color="transparent" style:text-autospace="ideograph-alpha" style:punctuation-wrap="hanging" style:line-break="strict" style:writing-mode="page">
        <style:background-image/>
      </style:paragraph-properties>
      <style:text-properties fo:font-variant="normal" fo:text-transform="none" fo:color="#000000" style:text-line-through-style="none" style:font-name="XITS" fo:font-size="9pt" fo:language="en" fo:country="US" fo:font-style="normal" style:text-underline-style="none" fo:font-weight="normal" fo:background-color="transparent"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default-outline-level="" style:list-style-name="" style:class="text" style:master-page-name="">
      <style:paragraph-properties style:page-number="auto"/>
    </style:style>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Index" style:family="paragraph" style:parent-style-name="Standard" style:class="index">
      <style:paragraph-properties text:number-lines="false" text:line-number="0"/>
    </style:style>
    <style:style style:name="Contents_20_6" style:display-name="Contents 6" style:family="paragraph" style:class="index">
      <style:paragraph-properties fo:margin="100%" fo:margin-left="0.5555in" fo:margin-right="0in" fo:text-indent="0in" style:auto-text-indent="false"/>
    </style:style>
    <style:style style:name="Bullet_20_List" style:display-name="Bullet List" style:family="paragraph" style:list-style-name="L2"/>
    <style:style style:name="Contents_20_7" style:display-name="Contents 7" style:family="paragraph" style:class="index">
      <style:paragraph-properties fo:margin="100%" fo:margin-left="0.6665in" fo:margin-right="0in" fo:text-indent="0in" style:auto-text-indent="false"/>
    </style:style>
    <style:style style:name="Contents_20_8" style:display-name="Contents 8" style:family="paragraph" style:class="index">
      <style:paragraph-properties fo:margin="100%" fo:margin-left="0.778in" fo:margin-right="0in" fo:text-indent="0in" style:auto-text-indent="false"/>
    </style:style>
    <style:style style:name="Contents_20_9" style:display-name="Contents 9" style:family="paragraph" style:class="index">
      <style:paragraph-properties fo:margin="100%" fo:margin-left="0.889in" fo:margin-right="0in" fo:text-indent="0in" style:auto-text-indent="false"/>
    </style:style>
    <style:style style:name="Bibliography_20_unpublished" style:display-name="Bibliography unpublished" style:family="paragraph"/>
    <style:style style:name="Heading" style:family="paragraph" style:class="text">
      <style:paragraph-properties fo:margin-top="0.0799in" fo:margin-bottom="0in" style:contextual-spacing="false" fo:text-align="start" style:justify-single-word="false" fo:keep-together="auto" fo:background-color="transparent">
        <style:background-image/>
      </style:paragraph-properties>
      <style:text-properties fo:font-variant="normal" fo:text-transform="none" style:text-line-through-style="none" style:font-name="XITS" fo:font-size="12pt" fo:font-style="normal" style:text-underline-style="none" fo:font-weight="bold" fo:background-color="transparen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class="chapter">
      <style:paragraph-properties fo:text-align="center" style:justify-single-word="false" fo:keep-together="auto" fo:background-color="transparent">
        <style:background-image/>
      </style:paragraph-properties>
      <style:text-properties fo:font-variant="normal" fo:text-transform="none" style:text-line-through-style="none" style:font-name="Liberation Sans" fo:font-size="18pt" fo:font-style="normal" style:text-underline-style="none" fo:font-weight="bold" fo:background-color="transparen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custom1" style:display-name="Bibliography custom1" style:family="paragraph"/>
    <style:style style:name="Bibliography_20_custom2" style:display-name="Bibliography custom2" style:family="paragraph"/>
    <style:style style:name="Head_20_3" style:display-name="Head 3" style:family="paragraph">
      <style:paragraph-properties fo:keep-together="auto" fo:background-color="transparent">
        <style:background-image/>
      </style:paragraph-properties>
      <style:text-properties fo:font-variant="normal" fo:text-transform="none" style:text-line-through-style="none" style:font-name="FreeSans" fo:font-size="12pt" fo:font-style="italic" style:text-underline-style="none" fo:font-weight="normal" fo:background-color="transparent"/>
    </style:style>
    <style:style style:name="Bibliography_20_book" style:display-name="Bibliography book" style:family="paragraph"/>
    <style:style style:name="SubSection" style:family="paragraph" style:default-outline-level="2" style:list-style-name="L">
      <style:paragraph-properties fo:margin-top="0.0835in" fo:margin-bottom="0in" style:contextual-spacing="false" fo:keep-together="auto" fo:background-color="transparent">
        <style:background-image/>
      </style:paragraph-properties>
      <style:text-properties fo:font-variant="normal" fo:text-transform="none" style:text-line-through-style="none" style:font-name="XITS" fo:font-size="12pt" fo:font-style="normal" style:text-underline-style="none" fo:font-weight="bold" fo:background-color="transparent"/>
    </style:style>
    <style:style style:name="Bibliography_20_journal" style:display-name="Bibliography journal" style:family="paragraph"/>
    <style:style style:name="Bibliography_20_inbook" style:display-name="Bibliography inbook" style:family="paragraph"/>
    <style:style style:name="Contents_20_10" style:display-name="Contents 10" style:family="paragraph" style:class="index">
      <style:paragraph-properties fo:margin="100%" fo:margin-left="1in" fo:margin-right="0in" fo:text-indent="0in" style:auto-text-indent="false"/>
    </style:style>
    <style:style style:name="Bibliography_20_techreport" style:display-name="Bibliography techreport" style:family="paragraph"/>
    <style:style style:name="Bibliography_20_booklet" style:display-name="Bibliography booklet" style:family="paragraph"/>
    <style:style style:name="Bibliography_20_incollection" style:display-name="Bibliography incollection" style:family="paragraph"/>
    <style:style style:name="Bibliography_20_mastersthesis" style:display-name="Bibliography mastersthesis" style:family="paragraph"/>
    <style:style style:name="Bibliography_20_misc" style:display-name="Bibliography misc" style:family="paragraph"/>
    <style:style style:name="Bibliography_20_conference" style:display-name="Bibliography conference" style:family="paragraph"/>
    <style:style style:name="Bibliography_20_article" style:display-name="Bibliography article" style:family="paragraph"/>
    <style:style style:name="Bibliography_20_proceedings" style:display-name="Bibliography proceedings" style:family="paragraph"/>
    <style:style style:name="Bibliography_20_www" style:display-name="Bibliography www" style:family="paragraph"/>
    <style:style style:name="Block" style:family="paragraph">
      <style:paragraph-properties fo:margin-top="0.1in" fo:margin-bottom="0.1in" style:contextual-spacing="false" fo:text-align="center" style:justify-single-word="false" fo:keep-together="auto" fo:background-color="transparent">
        <style:background-image/>
      </style:paragraph-properties>
      <style:text-properties fo:font-variant="normal" fo:text-transform="none" style:text-line-through-style="none" style:font-name="XITS Math" fo:font-size="9pt" fo:font-style="normal" style:text-underline-style="none" fo:font-weight="normal" fo:background-color="transparent"/>
    </style:style>
    <style:style style:name="Bibliography_20_inproceedings" style:display-name="Bibliography inproceedings" style:family="paragraph"/>
    <style:style style:name="Bibliography_20_manual" style:display-name="Bibliography manual" style:family="paragraph"/>
    <style:style style:name="Bibliography_20_phdthesis" style:display-name="Bibliography phdthesis" style:family="paragraph"/>
    <style:style style:name="Author" style:family="paragraph">
      <style:paragraph-properties fo:margin-top="0in" fo:margin-bottom="0in" style:contextual-spacing="false" fo:text-align="center" style:justify-single-word="false" fo:keep-together="auto" fo:background-color="transparent">
        <style:background-image/>
      </style:paragraph-properties>
      <style:text-properties fo:font-variant="normal" fo:text-transform="none" style:text-line-through-style="none" style:font-name="Liberation Sans" fo:font-size="12pt" fo:font-style="normal" style:text-underline-style="none" fo:font-weight="normal" fo:background-color="transparent"/>
    </style:style>
    <style:style style:name="Bibliography_20_email" style:display-name="Bibliography email" style:family="paragraph"/>
    <style:style style:name="Section" style:family="paragraph" style:default-outline-level="1" style:list-style-name="L">
      <style:paragraph-properties fo:margin-top="0.0835in" fo:margin-bottom="0in" style:contextual-spacing="false" fo:keep-together="auto" fo:background-color="transparent">
        <style:background-image/>
      </style:paragraph-properties>
      <style:text-properties fo:text-transform="uppercase" style:text-line-through-style="none" style:font-name="XITS" fo:font-size="12pt" fo:font-style="normal" style:text-underline-style="none" fo:font-weight="bold" fo:background-color="transparent"/>
    </style:style>
    <style:style style:name="Affiliation" style:family="paragraph">
      <style:paragraph-properties fo:margin-top="0in" fo:margin-bottom="0in" style:contextual-spacing="false" fo:text-align="center" style:justify-single-word="false" fo:keep-together="auto" fo:background-color="transparent">
        <style:background-image/>
      </style:paragraph-properties>
      <style:text-properties fo:font-variant="normal" fo:text-transform="none" style:text-line-through-style="none" style:font-name="Liberation Sans" fo:font-size="10pt" fo:font-style="normal" style:text-underline-style="none" fo:font-weight="normal" fo:background-color="transparent"/>
    </style:style>
    <style:style style:name="Contents_20_1" style:display-name="Contents 1" style:family="paragraph" style:class="index">
      <style:paragraph-properties fo:margin="100%" fo:margin-left="0in" fo:margin-right="0in" fo:text-indent="0in" style:auto-text-indent="false"/>
    </style:style>
    <style:style style:name="Contents_20_2" style:display-name="Contents 2" style:family="paragraph" style:class="index">
      <style:paragraph-properties fo:margin="100%" fo:margin-left="0.111in" fo:margin-right="0in" fo:text-indent="0in" style:auto-text-indent="false"/>
    </style:style>
    <style:style style:name="Contents_20_3" style:display-name="Contents 3" style:family="paragraph" style:class="index">
      <style:paragraph-properties fo:margin="100%" fo:margin-left="0.222in" fo:margin-right="0in" fo:text-indent="0in" style:auto-text-indent="false"/>
    </style:style>
    <style:style style:name="Contents_20_4" style:display-name="Contents 4" style:family="paragraph" style:class="index">
      <style:paragraph-properties fo:margin="100%" fo:margin-left="0.3335in" fo:margin-right="0in" fo:text-indent="0in" style:auto-text-indent="false"/>
    </style:style>
    <style:style style:name="Contents_20_5" style:display-name="Contents 5" style:family="paragraph" style:class="index">
      <style:paragraph-properties fo:margin="100%" fo:margin-left="0.4445in" fo:margin-right="0in" fo:text-indent="0in" style:auto-text-indent="false"/>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Figure" style:family="paragraph" style:parent-style-name="Caption"/>
    <style:style style:name="Bibliography_20_1" style:display-name="Bibliography 1" style:family="paragraph" style:parent-style-name="Index" style:default-outline-level="1" style:list-style-name="L1" style:class="index">
      <style:paragraph-properties fo:margin="100%" fo:margin-left="0.1098in" fo:margin-right="0in" fo:text-indent="0in" style:auto-text-indent="false">
        <style:tab-stops>
          <style:tab-stop style:position="7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APL" style:family="text">
      <style:text-properties fo:letter-spacing="0.0138in" fo:font-style="normal" officeooo:rsid="0023a055" style:letter-kerning="true" style:font-style-asian="normal" style:font-style-complex="normal"/>
    </style:style>
    <style:style style:name="Figures" style:family="text">
      <style:text-properties fo:font-weight="bold" fo:background-color="transpar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2">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
      <text:list-level-style-number text:level="1" style:num-prefix="[" style:num-suffix="]" style:num-format="1">
        <style:list-level-properties text:list-level-position-and-space-mode="label-alignment" fo:text-align="end">
          <style:list-level-label-alignment text:label-followed-by="space"/>
        </style:list-level-properties>
      </text:list-level-style-number>
      <text:list-level-style-number text:level="2" style:num-prefix="[" style:num-suffix="]" style:num-format="1" text:display-levels="2">
        <style:list-level-properties fo:text-align="end"/>
      </text:list-level-style-number>
      <text:list-level-style-number text:level="3" style:num-prefix="[" style:num-suffix="]" style:num-format="1">
        <style:list-level-properties text:list-level-position-and-space-mode="label-alignment" fo:text-align="end">
          <style:list-level-label-alignment text:label-followed-by="space"/>
        </style:list-level-properties>
      </text:list-level-style-number>
      <text:list-level-style-number text:level="4" style:num-prefix="[" style:num-suffix="]" style:num-format="1">
        <style:list-level-properties text:list-level-position-and-space-mode="label-alignment" fo:text-align="end">
          <style:list-level-label-alignment text:label-followed-by="space"/>
        </style:list-level-properties>
      </text:list-level-style-number>
      <text:list-level-style-number text:level="5" style:num-prefix="[" style:num-suffix="]" style:num-format="1">
        <style:list-level-properties text:list-level-position-and-space-mode="label-alignment" fo:text-align="end">
          <style:list-level-label-alignment text:label-followed-by="space"/>
        </style:list-level-properties>
      </text:list-level-style-number>
      <text:list-level-style-number text:level="6" style:num-prefix="[" style:num-suffix="]" style:num-format="1">
        <style:list-level-properties text:list-level-position-and-space-mode="label-alignment" fo:text-align="end">
          <style:list-level-label-alignment text:label-followed-by="space"/>
        </style:list-level-properties>
      </text:list-level-style-number>
      <text:list-level-style-number text:level="7" style:num-prefix="[" style:num-suffix="]" style:num-format="1">
        <style:list-level-properties text:list-level-position-and-space-mode="label-alignment" fo:text-align="end">
          <style:list-level-label-alignment text:label-followed-by="space"/>
        </style:list-level-properties>
      </text:list-level-style-number>
      <text:list-level-style-number text:level="8" style:num-prefix="[" style:num-suffix="]" style:num-format="1">
        <style:list-level-properties text:list-level-position-and-space-mode="label-alignment" fo:text-align="end">
          <style:list-level-label-alignment text:label-followed-by="space"/>
        </style:list-level-properties>
      </text:list-level-style-number>
      <text:list-level-style-number text:level="9" style:num-prefix="[" style:num-suffix="]" style:num-format="1">
        <style:list-level-properties text:list-level-position-and-space-mode="label-alignment" fo:text-align="end">
          <style:list-level-label-alignment text:label-followed-by="space"/>
        </style:list-level-properties>
      </text:list-level-style-number>
      <text:list-level-style-number text:level="10" style:num-prefix="[" style:num-suffix="]" style:num-format="1">
        <style:list-level-properties text:list-level-position-and-space-mode="label-alignment" fo:text-align="end">
          <style:list-level-label-alignment text:label-followed-by="space"/>
        </style:list-level-properties>
      </text:list-level-style-number>
    </text:list-style>
    <text:list-style style:name="L">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1in" fo:margin-left="0.75in" fo:margin-right="0.75in" fo:border="none" fo:padding="0in" fo:background-color="transparent" style:writing-mode="lr-tb" style:footnote-max-height="0in">
        <style:background-image/>
        <style:columns fo:column-count="2" fo:column-gap="0.3307in">
          <style:column style:rel-width="5039*" fo:start-indent="0in" fo:end-indent="0.1654in"/>
          <style:column style:rel-width="5040*" fo:start-indent="0.165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dc:title/>
    <meta:initial-creator>Unknown</meta:initial-creator>
    <meta:editing-cycles>98</meta:editing-cycles>
    <dc:date>2012-12-17T04:28:53</dc:date>
    <meta:creation-date>2012-12-16T21:43:40</meta:creation-date>
    <meta:editing-duration>PT4H35M16S</meta:editing-duration>
    <meta:print-date>2012-12-17T03:19:33</meta:print-date>
    <meta:document-statistic meta:table-count="0" meta:image-count="0" meta:object-count="11" meta:page-count="6" meta:paragraph-count="83" meta:word-count="3954" meta:character-count="25398" meta:non-whitespace-character-count="21509"/>
    <meta:user-defined meta:name="email">arcfide@sacrideo.us</meta:user-defined>
  </office:meta>
</office:document-meta>
</file>

<file path=Object 1/content.xml><?xml version="1.0" encoding="utf-8"?>
<math xmlns="http://www.w3.org/1998/Math/MathML">
  <semantics>
    <mrow>
      <mfrac>
        <mrow/>
        <mrow>
          <mrow>
            <mo stretchy="false">〈</mo>
            <mrow>
              <mi>P</mi>
              <mrow>
                <mo stretchy="false">[</mo>
                <mrow>
                  <mi>e</mi>
                  <mo stretchy="false">→</mo>
                  <mi>x</mi>
                </mrow>
                <mo stretchy="false">]</mo>
              </mrow>
            </mrow>
            <mo stretchy="false">〉</mo>
          </mrow>
          <mi>V</mi>
          <mo stretchy="false">←</mo>
          <mi>e</mi>
          <mrow>
            <mo stretchy="false">〈</mo>
            <mrow>
              <mi>P</mi>
            </mrow>
            <mo stretchy="false">〉</mo>
          </mrow>
        </mrow>
      </mfrac>
    </mrow>
    <annotation encoding="StarMath 5.0">{ } over {langle P[e rightarrow x] rangle V leftarrow e langle P rangle } </annotation>
  </semantics>
</math>
</file>

<file path=Object 10/content.xml><?xml version="1.0" encoding="utf-8"?>
<math xmlns="http://www.w3.org/1998/Math/MathML">
  <semantics>
    <mrow>
      <mfrac>
        <mrow>
          <mtable>
            <mtr>
              <mtd>
                <mrow>
                  <mrow>
                    <mo stretchy="false">〈</mo>
                    <mrow>
                      <mi>P</mi>
                    </mrow>
                    <mo stretchy="false">〉</mo>
                  </mrow>
                  <mi/>
                  <mi>e</mi>
                  <mi/>
                  <mrow>
                    <mo stretchy="false">〈</mo>
                    <mrow>
                      <mi>R</mi>
                    </mrow>
                    <mo stretchy="false">〉</mo>
                  </mrow>
                </mrow>
              </mtd>
            </mtr>
            <mtr>
              <mtd>
                <mrow>
                  <mi>S</mi>
                  <mo stretchy="false">⇒</mo>
                  <mrow>
                    <mo stretchy="false">(</mo>
                    <mrow>
                      <mi>⍴</mi>
                      <mstyle mathvariant="bold">
                        <mrow>
                          <mi mathvariant="normal">t</mi>
                        </mrow>
                      </mstyle>
                    </mrow>
                    <mo stretchy="false">)</mo>
                  </mrow>
                  <mstyle mathvariant="normal">
                    <mrow>
                      <mi mathvariant="normal">≡</mi>
                    </mrow>
                  </mstyle>
                  <mi>⍴</mi>
                  <mstyle mathvariant="bold">
                    <mrow>
                      <mi mathvariant="normal">v</mi>
                    </mrow>
                  </mstyle>
                </mrow>
              </mtd>
            </mtr>
            <mtr>
              <mtd>
                <mrow>
                  <mi>S</mi>
                  <mo stretchy="false">⇒</mo>
                  <mi>Q</mi>
                  <mrow>
                    <mo stretchy="false">[</mo>
                    <mrow>
                      <mstyle mathvariant="bold">
                        <mrow>
                          <mi mathvariant="normal">t</mi>
                        </mrow>
                      </mstyle>
                      <mo stretchy="false">→</mo>
                      <mstyle mathvariant="bold">
                        <mrow>
                          <mi mathvariant="normal">v</mi>
                        </mrow>
                      </mstyle>
                      <mi mathvariant="normal">:</mi>
                      <mrow>
                        <mo stretchy="false">(</mo>
                        <mrow>
                          <mi>V</mi>
                          <mtext>;</mtext>
                          <mstyle mathvariant="bold">
                            <mrow>
                              <mi mathvariant="normal">v</mi>
                            </mrow>
                          </mstyle>
                          <mo stretchy="false">→</mo>
                          <mstyle mathvariant="bold">
                            <mrow>
                              <mi mathvariant="normal">t</mi>
                            </mrow>
                          </mstyle>
                        </mrow>
                        <mo stretchy="false">)</mo>
                      </mrow>
                      <mo stretchy="false">→</mo>
                      <mi>V</mi>
                    </mrow>
                    <mo stretchy="false">]</mo>
                  </mrow>
                </mrow>
              </mtd>
            </mtr>
            <mtr>
              <mtd>
                <mrow>
                  <mi>S</mi>
                  <mo stretchy="false">⇒</mo>
                  <mo stretchy="false">∀</mo>
                  <mi>x</mi>
                  <mi mathvariant="normal">:</mi>
                  <mrow>
                    <mi>x</mi>
                    <mo stretchy="false">∈</mo>
                    <mstyle mathvariant="bold">
                      <mrow>
                        <mi mathvariant="normal">v</mi>
                      </mrow>
                    </mstyle>
                  </mrow>
                  <mi mathvariant="normal">:</mi>
                  <mi mathvariant="italic">Empty</mi>
                  <mrow>
                    <mrow>
                      <mo stretchy="false">(</mo>
                      <mrow>
                        <mi>V</mi>
                        <mi>x</mi>
                      </mrow>
                      <mo stretchy="false">)</mo>
                    </mrow>
                    <mo stretchy="false">=</mo>
                    <mn>0</mn>
                  </mrow>
                </mrow>
              </mtd>
            </mtr>
          </mtable>
        </mrow>
        <mrow>
          <mrow>
            <mo stretchy="false">〈</mo>
            <mrow>
              <mi>P</mi>
            </mrow>
            <mo stretchy="false">〉</mo>
          </mrow>
          <mi>V</mi>
          <mrow>
            <mo stretchy="false">[</mo>
            <mrow>
              <mi>i</mi>
            </mrow>
            <mo stretchy="false">]</mo>
          </mrow>
          <mo stretchy="false">←</mo>
          <mi>e</mi>
          <mrow>
            <mo stretchy="false">〈</mo>
            <mrow>
              <mi>Q</mi>
            </mrow>
            <mo stretchy="false">〉</mo>
          </mrow>
        </mrow>
      </mfrac>
    </mrow>
    <annotation encoding="StarMath 5.0">{
  stack {
    langle P rangle ~e~ langle R rangle #
    S drarrow (⍴ nitalic bold t) nitalic ≡ ⍴ nitalic bold v #
    S drarrow Q[nitalic bold t rightarrow nitalic bold v: (V";" nitalic bold v rightarrow nitalic bold t) rightarrow V] # 
   S drarrow forall x: x in nitalic bold v: Empty(V x) = 0
  } 
} 
over 
{
  langle P rangle V[i] leftarrow e langle Q rangle 
} </annotation>
  </semantics>
</math>
</file>

<file path=Object 11/content.xml><?xml version="1.0" encoding="utf-8"?>
<math xmlns="http://www.w3.org/1998/Math/MathML">
  <semantics>
    <mrow>
      <mrow>
        <mtable>
          <mtr>
            <mtd>
              <mrow>
                <mi>L</mi>
                <mrow>
                  <mi mathvariant="normal">:</mi>
                  <mo stretchy="false">=</mo>
                  <mi>⍠</mi>
                </mrow>
                <mrow>
                  <mi/>
                  <mo stretchy="false">∣</mo>
                  <mi/>
                </mrow>
                <msup>
                  <mo stretchy="false">ℕ</mo>
                  <mtext>+</mtext>
                </msup>
              </mrow>
            </mtd>
          </mtr>
          <mtr>
            <mtd>
              <mrow>
                <mi>E</mi>
                <mrow>
                  <mi mathvariant="normal">:</mi>
                  <mo stretchy="false">=</mo>
                  <mi>L</mi>
                </mrow>
                <mrow>
                  <mi/>
                  <mo stretchy="false">∣</mo>
                  <mi/>
                </mrow>
                <mi>O</mi>
                <mi>E</mi>
                <mrow>
                  <mi/>
                  <mo stretchy="false">∣</mo>
                  <mi/>
                </mrow>
                <mi>E</mi>
                <mi>O</mi>
                <mi>E</mi>
                <mrow>
                  <mi/>
                  <mo stretchy="false">∣</mo>
                  <mi/>
                </mrow>
                <mi>⍴</mi>
                <mi>E</mi>
                <mrow>
                  <mi/>
                  <mo stretchy="false">∣</mo>
                  <mi/>
                </mrow>
                <mi>E</mi>
                <mi>⍴</mi>
                <mrow>
                  <mi>E</mi>
                  <mo stretchy="false">∣</mo>
                  <mi/>
                </mrow>
                <mi>E</mi>
                <mtext>↓</mtext>
                <mi>E</mi>
                <mrow>
                  <mi/>
                  <mo stretchy="false">∣</mo>
                  <mi/>
                </mrow>
                <mi>⍳</mi>
                <mi>E</mi>
                <mrow>
                  <mi/>
                  <mo stretchy="false">∣</mo>
                  <mi/>
                </mrow>
                <mrow>
                  <mi>E</mi>
                  <mo stretchy="false">−</mo>
                  <mi>E</mi>
                </mrow>
                <mrow>
                  <mi/>
                  <mo stretchy="false">∣</mo>
                  <mi/>
                </mrow>
                <mrow>
                  <mi>E</mi>
                  <mo stretchy="false">+</mo>
                  <mi>E</mi>
                </mrow>
              </mrow>
            </mtd>
          </mtr>
          <mtr>
            <mtd>
              <mrow>
                <mi>O</mi>
                <mrow>
                  <mi mathvariant="normal">:</mi>
                  <mo stretchy="false">=</mo>
                  <mrow>
                    <mo stretchy="false">{</mo>
                    <mrow>
                      <mi>S</mi>
                      <mtext>*</mtext>
                    </mrow>
                    <mo stretchy="false">}</mo>
                  </mrow>
                </mrow>
                <mrow>
                  <mi/>
                  <mo stretchy="false">∣</mo>
                  <mi/>
                </mrow>
                <mi>O</mi>
                <mi>¨</mi>
                <mrow>
                  <mi/>
                  <mo stretchy="false">∣</mo>
                  <mi/>
                </mrow>
                <mi>O</mi>
                <mtext>∥</mtext>
              </mrow>
            </mtd>
          </mtr>
          <mtr>
            <mtd>
              <mrow>
                <mi>S</mi>
                <mrow>
                  <mi mathvariant="normal">:</mi>
                  <mo stretchy="false">=</mo>
                  <mi>V</mi>
                </mrow>
                <mo stretchy="false">←</mo>
                <mi>E</mi>
                <mrow>
                  <mi/>
                  <mo stretchy="false">∣</mo>
                  <mi/>
                </mrow>
                <mi>V</mi>
                <mrow>
                  <mo stretchy="false">[</mo>
                  <mrow>
                    <mi>E</mi>
                  </mrow>
                  <mo stretchy="false">]</mo>
                </mrow>
                <mo stretchy="false">←</mo>
                <mi>E</mi>
              </mrow>
            </mtd>
          </mtr>
        </mtable>
      </mrow>
    </mrow>
    <annotation encoding="StarMath 5.0">alignl { 
  stack {
    L := ⍠~ divides ~setN^"+" #
    E := L `divides` O E `divides` E O E `divides` ⍴ E `divides` E ⍴ E divides` 
         E "↓" E `divides` ⍳ E `divides` E - E `divides` E + E #
    O := lbrace S"*" rbrace `divides` O¨ `divides` O"∥" #
    S := V leftarrow E `divides` V[E] leftarrow E
  }
}</annotation>
  </semantics>
</math>
</file>

<file path=Object 2/content.xml><?xml version="1.0" encoding="utf-8"?>
<math xmlns="http://www.w3.org/1998/Math/MathML">
  <semantics>
    <mrow>
      <mfrac>
        <mrow>
          <mrow>
            <mo stretchy="false">〈</mo>
            <mrow>
              <mrow>
                <mi>P</mi>
                <mo stretchy="false">∧</mo>
                <mi>B</mi>
              </mrow>
            </mrow>
            <mo stretchy="false">〉</mo>
          </mrow>
          <mi>S</mi>
          <mrow>
            <mo stretchy="false">〈</mo>
            <mrow>
              <mi>P</mi>
            </mrow>
            <mo stretchy="false">〉</mo>
          </mrow>
        </mrow>
        <mrow>
          <mrow>
            <mo stretchy="false">〈</mo>
            <mrow>
              <mi>P</mi>
            </mrow>
            <mo stretchy="false">〉</mo>
          </mrow>
          <mstyle mathvariant="bold">
            <mrow>
              <mi>while</mi>
            </mrow>
          </mstyle>
          <mrow>
            <mo stretchy="false">(</mo>
            <mrow>
              <mi>B</mi>
            </mrow>
            <mo stretchy="false">)</mo>
          </mrow>
          <mrow>
            <mo stretchy="false">{</mo>
            <mrow>
              <mi>S</mi>
            </mrow>
            <mo stretchy="false">}</mo>
          </mrow>
          <mrow>
            <mo stretchy="false">〈</mo>
            <mrow>
              <mrow>
                <mrow>
                  <mo stretchy="false">¬</mo>
                  <mi>B</mi>
                </mrow>
                <mo stretchy="false">∧</mo>
                <mi>P</mi>
              </mrow>
            </mrow>
            <mo stretchy="false">〉</mo>
          </mrow>
        </mrow>
      </mfrac>
    </mrow>
    <annotation encoding="StarMath 5.0">{ langle P and B rangle S langle P rangle } over { langle P rangle nitalic bold while ( B ) lbrace S rbrace langle neg B and P rangle } </annotation>
  </semantics>
</math>
</file>

<file path=Object 3/content.xml><?xml version="1.0" encoding="utf-8"?>
<math xmlns="http://www.w3.org/1998/Math/MathML">
  <semantics>
    <mrow>
      <mfrac>
        <mrow/>
        <mrow>
          <mrow>
            <mo stretchy="false">〈</mo>
            <mrow>
              <mi>P</mi>
              <mrow>
                <mo stretchy="false">[</mo>
                <mrow>
                  <mi>e</mi>
                  <mo stretchy="false">→</mo>
                  <mi>x</mi>
                </mrow>
                <mo stretchy="false">]</mo>
              </mrow>
            </mrow>
            <mo stretchy="false">〉</mo>
          </mrow>
          <mi>x</mi>
          <mo stretchy="false">←</mo>
          <mi>e</mi>
          <mrow>
            <mo stretchy="false">〈</mo>
            <mrow>
              <mi>P</mi>
            </mrow>
            <mo stretchy="false">〉</mo>
          </mrow>
        </mrow>
      </mfrac>
    </mrow>
    <annotation encoding="StarMath 5.0">{ } over { langle P [ e rightarrow x ] rangle x leftarrow e langle P rangle }</annotation>
  </semantics>
</math>
</file>

<file path=Object 4/content.xml><?xml version="1.0" encoding="utf-8"?>
<math xmlns="http://www.w3.org/1998/Math/MathML">
  <semantics>
    <mrow>
      <mfrac>
        <mrow/>
        <mrow>
          <mrow>
            <mo stretchy="false">〈</mo>
            <mrow>
              <mi>P</mi>
              <mrow>
                <mo stretchy="false">[</mo>
                <mrow>
                  <mi mathvariant="italic">lit</mi>
                  <mo stretchy="false">→</mo>
                  <mstyle mathvariant="bold">
                    <mrow>
                      <mi mathvariant="normal">v</mi>
                    </mrow>
                  </mstyle>
                </mrow>
                <mo stretchy="false">]</mo>
              </mrow>
            </mrow>
            <mo stretchy="false">〉</mo>
          </mrow>
          <mi mathvariant="italic">lit</mi>
          <mrow>
            <mo stretchy="false">〈</mo>
            <mrow>
              <mi>P</mi>
            </mrow>
            <mo stretchy="false">〉</mo>
          </mrow>
        </mrow>
      </mfrac>
      <mi/>
      <mfrac>
        <mrow/>
        <mrow>
          <mrow>
            <mo stretchy="false">〈</mo>
            <mrow>
              <mi>P</mi>
              <mrow>
                <mo stretchy="false">[</mo>
                <mrow>
                  <mi mathvariant="italic">var</mi>
                  <mo stretchy="false">→</mo>
                  <mstyle mathvariant="bold">
                    <mrow>
                      <mi mathvariant="normal">v</mi>
                    </mrow>
                  </mstyle>
                </mrow>
                <mo stretchy="false">]</mo>
              </mrow>
            </mrow>
            <mo stretchy="false">〉</mo>
          </mrow>
          <mi mathvariant="italic">var</mi>
          <mrow>
            <mo stretchy="false">〈</mo>
            <mrow>
              <mi>P</mi>
            </mrow>
            <mo stretchy="false">〉</mo>
          </mrow>
        </mrow>
      </mfrac>
    </mrow>
    <annotation encoding="StarMath 5.0">{ } over { langle P [ lit rightarrow nitalic bold v ] rangle lit langle P rangle } ~~ { } over { langle P [ var rightarrow nitalic bold v ] rangle var langle P rangle}</annotation>
  </semantics>
</math>
</file>

<file path=Object 5/content.xml><?xml version="1.0" encoding="utf-8"?>
<math xmlns="http://www.w3.org/1998/Math/MathML">
  <semantics>
    <mrow>
      <mfrac>
        <mrow>
          <mtable>
            <mtr>
              <mtd>
                <mrow>
                  <mrow>
                    <mo stretchy="false">〈</mo>
                    <mrow>
                      <mi>Q</mi>
                    </mrow>
                    <mo stretchy="false">〉</mo>
                  </mrow>
                  <mstyle mathvariant="bold">
                    <mrow>
                      <mi mathvariant="normal">v</mi>
                    </mrow>
                  </mstyle>
                  <mo stretchy="false">←</mo>
                  <mrow>
                    <mo stretchy="false">(</mo>
                    <mrow>
                      <mi>⍴</mi>
                      <mi>e</mi>
                    </mrow>
                    <mo stretchy="false">)</mo>
                  </mrow>
                  <mi>⍴</mi>
                  <mi>⍠</mi>
                  <mrow>
                    <mo stretchy="false">〈</mo>
                    <mrow>
                      <msub>
                        <mi>P</mi>
                        <mn>0</mn>
                      </msub>
                    </mrow>
                    <mo stretchy="false">〉</mo>
                  </mrow>
                </mrow>
              </mtd>
            </mtr>
            <mtr>
              <mtd>
                <mrow>
                  <mo stretchy="false">∀</mo>
                  <mi>i</mi>
                  <mi mathvariant="normal">:</mi>
                  <mrow>
                    <mrow>
                      <mo stretchy="false">(</mo>
                      <mrow>
                        <mrow>
                          <mn>0</mn>
                          <mo stretchy="false">≤</mo>
                          <mi>i</mi>
                        </mrow>
                      </mrow>
                      <mo stretchy="false">)</mo>
                    </mrow>
                    <mo stretchy="false">∧</mo>
                    <mrow>
                      <mo stretchy="false">(</mo>
                      <mrow>
                        <mrow>
                          <mi>i</mi>
                          <mo stretchy="false">&lt;</mo>
                          <mi>⍴</mi>
                        </mrow>
                        <mi>,</mi>
                        <mi>e</mi>
                      </mrow>
                      <mo stretchy="false">)</mo>
                    </mrow>
                  </mrow>
                  <mi mathvariant="normal">:</mi>
                  <mrow>
                    <mo stretchy="false">〈</mo>
                    <mrow>
                      <msub>
                        <mi>P</mi>
                        <mi>i</mi>
                      </msub>
                    </mrow>
                    <mo stretchy="false">〉</mo>
                  </mrow>
                  <mstyle mathvariant="bold">
                    <mrow>
                      <mi mathvariant="normal">v</mi>
                    </mrow>
                  </mstyle>
                  <mrow>
                    <mo stretchy="false">[</mo>
                    <mrow>
                      <mrow>
                        <mo stretchy="false">(</mo>
                        <mrow>
                          <mi>⍴</mi>
                          <mi>e</mi>
                        </mrow>
                        <mo stretchy="false">)</mo>
                      </mrow>
                      <mstyle mathvariant="normal">
                        <mrow>
                          <mi mathvariant="normal">⊤</mi>
                        </mrow>
                      </mstyle>
                      <mi>i</mi>
                    </mrow>
                    <mo stretchy="false">]</mo>
                  </mrow>
                  <mo stretchy="false">←</mo>
                  <mi>F</mi>
                  <mrow>
                    <mo stretchy="false">(</mo>
                    <mrow>
                      <mi>,</mi>
                      <mi>e</mi>
                    </mrow>
                    <mo stretchy="false">)</mo>
                  </mrow>
                  <mrow>
                    <mo stretchy="false">[</mo>
                    <mrow>
                      <mi>i</mi>
                    </mrow>
                    <mo stretchy="false">]</mo>
                  </mrow>
                  <mrow>
                    <mo stretchy="false">〈</mo>
                    <mrow>
                      <msub>
                        <mi>P</mi>
                        <mrow>
                          <mrow>
                            <mi>i</mi>
                            <mo stretchy="false">+</mo>
                            <mn>1</mn>
                          </mrow>
                        </mrow>
                      </msub>
                    </mrow>
                    <mo stretchy="false">〉</mo>
                  </mrow>
                </mrow>
              </mtd>
            </mtr>
          </mtable>
        </mrow>
        <mrow>
          <mrow>
            <mo stretchy="false">〈</mo>
            <mrow>
              <mi>Q</mi>
            </mrow>
            <mo stretchy="false">〉</mo>
          </mrow>
          <mi>F</mi>
          <mi>¨</mi>
          <mi>e</mi>
          <mrow>
            <mo stretchy="false">〈</mo>
            <mrow>
              <msub>
                <mi>P</mi>
                <mrow>
                  <mi>⍴</mi>
                  <mi>,</mi>
                  <mi>e</mi>
                </mrow>
              </msub>
            </mrow>
            <mo stretchy="false">〉</mo>
          </mrow>
        </mrow>
      </mfrac>
    </mrow>
    <annotation encoding="StarMath 5.0">{ 
stack{langle Q rangle nitalic bold v leftarrow ( ⍴ e)⍴⍠ langle P_0 rangle # forall i: (0 &lt;= i) and (i &lt; ⍴,e) : langle P_i rangle nitalic bold v [(⍴ e)nitalic ⊤ i ] leftarrow F (,e)[i] langle P_{i+1} rangle } } over { langle Q rangle F ¨ e langle P_{⍴,e} rangle } </annotation>
  </semantics>
</math>
</file>

<file path=Object 6/content.xml><?xml version="1.0" encoding="utf-8"?>
<math xmlns="http://www.w3.org/1998/Math/MathML">
  <semantics>
    <mrow>
      <mi>A</mi>
      <mrow>
        <mo stretchy="false">[</mo>
        <mrow>
          <mrow>
            <mo stretchy="false">(</mo>
            <mrow>
              <mi>⍴</mi>
              <mi>A</mi>
            </mrow>
            <mo stretchy="false">)</mo>
          </mrow>
          <mstyle mathvariant="normal">
            <mrow>
              <mi mathvariant="normal">⊤</mi>
            </mrow>
          </mstyle>
          <mi>i</mi>
        </mrow>
        <mo stretchy="false">]</mo>
      </mrow>
      <mstyle mathvariant="normal">
        <mrow>
          <mi mathvariant="normal">≡</mi>
        </mrow>
      </mstyle>
      <mrow>
        <mo stretchy="false">(</mo>
        <mrow>
          <mi>,</mi>
          <mi>A</mi>
        </mrow>
        <mo stretchy="false">)</mo>
      </mrow>
      <mrow>
        <mo stretchy="false">[</mo>
        <mrow>
          <mi>i</mi>
        </mrow>
        <mo stretchy="false">]</mo>
      </mrow>
    </mrow>
    <annotation encoding="StarMath 5.0">A[(⍴A)nitalic ⊤ i] nitalic ≡ (,A)[i]</annotation>
  </semantics>
</math>
</file>

<file path=Object 7/content.xml><?xml version="1.0" encoding="utf-8"?>
<math xmlns="http://www.w3.org/1998/Math/MathML">
  <semantics>
    <mrow>
      <mfrac>
        <mrow>
          <mtable>
            <mtr>
              <mtd>
                <mrow>
                  <mrow>
                    <mo stretchy="false">〈</mo>
                    <mrow>
                      <mi>P</mi>
                    </mrow>
                    <mo stretchy="false">〉</mo>
                  </mrow>
                  <mi>e</mi>
                  <mrow>
                    <mo stretchy="false">〈</mo>
                    <mrow>
                      <mi>R</mi>
                    </mrow>
                    <mo stretchy="false">〉</mo>
                  </mrow>
                  <mi/>
                  <mrow>
                    <mo stretchy="false">〈</mo>
                    <mrow>
                      <mi>R</mi>
                      <mrow>
                        <mo stretchy="false">[</mo>
                        <mrow>
                          <mi>⍵</mi>
                          <mo stretchy="false">→</mo>
                          <mstyle mathvariant="bold">
                            <mrow>
                              <mi mathvariant="normal">v</mi>
                            </mrow>
                          </mstyle>
                        </mrow>
                        <mo stretchy="false">]</mo>
                      </mrow>
                    </mrow>
                    <mo stretchy="false">〉</mo>
                  </mrow>
                  <mi>B</mi>
                  <mrow>
                    <mo stretchy="false">〈</mo>
                    <mrow>
                      <mi>S</mi>
                    </mrow>
                    <mo stretchy="false">〉</mo>
                  </mrow>
                </mrow>
              </mtd>
            </mtr>
            <mtr>
              <mtd>
                <mrow>
                  <mi>S</mi>
                  <mo stretchy="false">⇒</mo>
                  <mi>Q</mi>
                  <mi/>
                  <mtext>⍵ does not appear in</mtext>
                  <mi>Q</mi>
                </mrow>
              </mtd>
            </mtr>
          </mtable>
        </mrow>
        <mrow>
          <mrow>
            <mo stretchy="false">〈</mo>
            <mrow>
              <mi>P</mi>
            </mrow>
            <mo stretchy="false">〉</mo>
          </mrow>
          <mrow>
            <mo stretchy="false">{</mo>
            <mrow>
              <mi>B</mi>
            </mrow>
            <mo stretchy="false">}</mo>
          </mrow>
          <mi>e</mi>
          <mrow>
            <mo stretchy="false">〈</mo>
            <mrow>
              <mi>Q</mi>
            </mrow>
            <mo stretchy="false">〉</mo>
          </mrow>
        </mrow>
      </mfrac>
    </mrow>
    <annotation encoding="StarMath 5.0">{ stack { langle P rangle e langle R rangle ~~~~ langle R [ ⍵ rightarrow nitalic bold v ] rangle B langle S rangle # S drarrow Q ~~ "⍵ does not appear in" Q  } } over { langle P rangle lbrace B rbrace e langle Q rangle } </annotation>
  </semantics>
</math>
</file>

<file path=Object 8/content.xml><?xml version="1.0" encoding="utf-8"?>
<math xmlns="http://www.w3.org/1998/Math/MathML">
  <semantics>
    <mrow>
      <mfrac>
        <mrow>
          <mrow>
            <mo stretchy="false">〈</mo>
            <mrow>
              <mi>P</mi>
            </mrow>
            <mo stretchy="false">〉</mo>
          </mrow>
          <mi>F</mi>
          <mi>e</mi>
          <mrow>
            <mo stretchy="false">〈</mo>
            <mrow>
              <mi>Q</mi>
            </mrow>
            <mo stretchy="false">〉</mo>
          </mrow>
        </mrow>
        <mrow>
          <mrow>
            <mo stretchy="false">〈</mo>
            <mrow>
              <mi>P</mi>
            </mrow>
            <mo stretchy="false">〉</mo>
          </mrow>
          <mi>F</mi>
          <mstyle mathvariant="normal">
            <mrow>
              <mi mathvariant="normal">∥</mi>
            </mrow>
          </mstyle>
          <mi/>
          <mi>e</mi>
          <mrow>
            <mo stretchy="false">〈</mo>
            <mrow>
              <mi>Q</mi>
            </mrow>
            <mo stretchy="false">〉</mo>
          </mrow>
        </mrow>
      </mfrac>
    </mrow>
    <annotation encoding="StarMath 5.0">{ langle P rangle F e langle Q rangle } over { langle P rangle F nitalic ∥`` e langle Q rangle }</annotation>
  </semantics>
</math>
</file>

<file path=Object 9/content.xml><?xml version="1.0" encoding="utf-8"?>
<math xmlns="http://www.w3.org/1998/Math/MathML">
  <semantics>
    <mrow>
      <mfrac>
        <mrow>
          <mrow>
            <mo stretchy="false">〈</mo>
            <mrow>
              <mi>P</mi>
            </mrow>
            <mo stretchy="false">〉</mo>
          </mrow>
          <mi/>
          <mi>i</mi>
          <mi/>
          <mrow>
            <mo stretchy="false">〈</mo>
            <mrow>
              <mi>Q</mi>
              <mrow>
                <mo stretchy="false">[</mo>
                <mrow>
                  <mi>V</mi>
                  <mrow>
                    <mo stretchy="false">[</mo>
                    <mrow>
                      <mstyle mathvariant="bold">
                        <mrow>
                          <mi mathvariant="normal">v</mi>
                        </mrow>
                      </mstyle>
                    </mrow>
                    <mo stretchy="false">]</mo>
                  </mrow>
                  <mo stretchy="false">→</mo>
                  <mstyle mathvariant="bold">
                    <mrow>
                      <mi mathvariant="normal">v</mi>
                    </mrow>
                  </mstyle>
                </mrow>
                <mo stretchy="false">]</mo>
              </mrow>
            </mrow>
            <mo stretchy="false">〉</mo>
          </mrow>
        </mrow>
        <mrow>
          <mrow>
            <mo stretchy="false">〈</mo>
            <mrow>
              <mi>P</mi>
            </mrow>
            <mo stretchy="false">〉</mo>
          </mrow>
          <mi/>
          <mi>V</mi>
          <mrow>
            <mo stretchy="false">[</mo>
            <mrow>
              <mi>i</mi>
            </mrow>
            <mo stretchy="false">]</mo>
          </mrow>
          <mi/>
          <mrow>
            <mo stretchy="false">〈</mo>
            <mrow>
              <mi>Q</mi>
            </mrow>
            <mo stretchy="false">〉</mo>
          </mrow>
        </mrow>
      </mfrac>
    </mrow>
    <annotation encoding="StarMath 5.0">{ langle P rangle ~i~ langle Q [ V[nitalic bold v] rightarrow nitalic bold v ] rangle } over { langle P rangle ~V[i]~ langle Q rangle } </annotation>
  </semantics>
</math>
</file>